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3.46mm"/>
    </style:style>
    <style:style style:name="co3" style:family="table-column">
      <style:table-column-properties fo:break-before="auto" style:column-width="24.17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21.43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18mm"/>
    </style:style>
    <style:style style:name="co11" style:family="table-column">
      <style:table-column-properties fo:break-before="auto" style:column-width="19.44mm"/>
    </style:style>
    <style:style style:name="co12" style:family="table-column">
      <style:table-column-properties fo:break-before="auto" style:column-width="17.4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1mm" fo:break-before="auto" style:use-optimal-row-height="false"/>
    </style:style>
    <style:style style:name="ro6" style:family="table-row">
      <style:table-row-properties style:row-height="7.02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7.55mm" fo:break-before="auto" style:use-optimal-row-height="false"/>
    </style:style>
    <style:style style:name="ro9" style:family="table-row">
      <style:table-row-properties style:row-height="5.7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5.82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</style:style>
    <style:style style:name="ce2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6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6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default-cell-style-name="ce27"/>
        <table:table-column table:style-name="co5" table:number-columns-repeated="4" table:default-cell-style-name="ce27"/>
        <table:table-column table:style-name="co6" table:number-columns-repeated="11" table:default-cell-style-name="ce27"/>
        <table:table-column table:style-name="co7" table:number-columns-repeated="6" table:default-cell-style-name="ce27"/>
        <table:table-column table:style-name="co8" table:number-columns-repeated="4" table:default-cell-style-name="ce27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7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2">
            <table:table-cell table:style-name="ce2" table:number-columns-repeated="9"/>
            <table:table-cell table:style-name="ce66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7"/>
            <table:table-cell table:style-name="ce87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8" table:number-columns-repeated="4"/>
            <table:table-cell table:number-columns-repeated="2"/>
            <table:table-cell table:style-name="ce95" table:number-columns-repeated="4"/>
            <table:table-cell table:style-name="ce88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89" table:number-columns-repeated="19"/>
            <table:table-cell table:number-columns-repeated="994"/>
          </table:table-row>
        </table:table-header-rows>
        <table:table-row table:style-name="ro4">
          <table:table-cell table:style-name="ce5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635617" calcext:value-type="float">
            <text:p><text:s text:c="3"/>1,635,617</text:p>
          </table:table-cell>
          <table:table-cell table:style-name="ce38" office:value-type="float" office:value="1598111" calcext:value-type="float">
            <text:p><text:s text:c="3"/>1,598,111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123180" calcext:value-type="float">
            <text:p><text:s text:c="3"/>123,180</text:p>
          </table:table-cell>
          <table:table-cell table:style-name="ce38" office:value-type="float" office:value="5340" calcext:value-type="float">
            <text:p><text:s text:c="3"/>5,340</text:p>
          </table:table-cell>
          <table:table-cell table:style-name="ce38" office:value-type="float" office:value="4083" calcext:value-type="float">
            <text:p><text:s text:c="3"/>4,083</text:p>
          </table:table-cell>
          <table:table-cell table:style-name="ce38" office:value-type="float" office:value="913" calcext:value-type="float">
            <text:p><text:s text:c="3"/>913</text:p>
          </table:table-cell>
          <table:table-cell table:style-name="ce38"/>
          <table:table-cell table:style-name="ce80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七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745645" calcext:value-type="float">
            <text:p><text:s text:c="3"/>745,645</text:p>
          </table:table-cell>
          <table:table-cell table:style-name="ce39" office:value-type="float" office:value="730863" calcext:value-type="float">
            <text:p><text:s text:c="3"/>730,863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39" office:value-type="float" office:value="76600" calcext:value-type="float">
            <text:p><text:s text:c="3"/>76,600</text:p>
          </table:table-cell>
          <table:table-cell table:style-name="ce39" office:value-type="float" office:value="2750" calcext:value-type="float">
            <text:p><text:s text:c="3"/>2,750</text:p>
          </table:table-cell>
          <table:table-cell table:style-name="ce39" office:value-type="float" office:value="1864" calcext:value-type="float">
            <text:p><text:s text:c="3"/>1,864</text:p>
          </table:table-cell>
          <table:table-cell table:style-name="ce39" office:value-type="float" office:value="460" calcext:value-type="float">
            <text:p><text:s text:c="3"/>460</text:p>
          </table:table-cell>
          <table:table-cell table:style-name="ce39" office:value-type="float" office:value="145976" calcext:value-type="float">
            <text:p><text:s text:c="3"/>145,976</text:p>
          </table:table-cell>
          <table:table-cell table:style-name="ce81" office:value-type="float" office:value="43603" calcext:value-type="float">
            <text:p><text:s text:c="3"/>43,60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889972" calcext:value-type="float">
            <text:p><text:s text:c="3"/>889,972</text:p>
          </table:table-cell>
          <table:table-cell table:style-name="ce40" office:value-type="float" office:value="867248" calcext:value-type="float">
            <text:p><text:s text:c="3"/>867,248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59" office:value-type="float" office:value="46580" calcext:value-type="float">
            <text:p><text:s text:c="3"/>46,580</text:p>
          </table:table-cell>
          <table:table-cell table:style-name="ce59" office:value-type="float" office:value="2590" calcext:value-type="float">
            <text:p><text:s text:c="3"/>2,590</text:p>
          </table:table-cell>
          <table:table-cell table:style-name="ce59" office:value-type="float" office:value="2219" calcext:value-type="float">
            <text:p><text:s text:c="3"/>2,219</text:p>
          </table:table-cell>
          <table:table-cell table:style-name="ce59" office:value-type="float" office:value="453" calcext:value-type="float">
            <text:p><text:s text:c="3"/>453</text:p>
          </table:table-cell>
          <table:table-cell table:style-name="ce59"/>
          <table:table-cell table:style-name="ce8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44021" calcext:value-type="float">
            <text:p><text:s text:c="3"/>1,444,021</text:p>
          </table:table-cell>
          <table:table-cell table:style-name="ce38" office:value-type="float" office:value="1437773" calcext:value-type="float">
            <text:p><text:s text:c="3"/>1,437,773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38" office:value-type="float" office:value="126113" calcext:value-type="float">
            <text:p><text:s text:c="3"/>126,113</text:p>
          </table:table-cell>
          <table:table-cell table:style-name="ce38" office:value-type="float" office:value="5555" calcext:value-type="float">
            <text:p><text:s text:c="3"/>5,555</text:p>
          </table:table-cell>
          <table:table-cell table:style-name="ce38" office:value-type="float" office:value="4042" calcext:value-type="float">
            <text:p><text:s text:c="3"/>4,042</text:p>
          </table:table-cell>
          <table:table-cell table:style-name="ce38" office:value-type="float" office:value="1014" calcext:value-type="float">
            <text:p><text:s text:c="3"/>1,014</text:p>
          </table:table-cell>
          <table:table-cell table:style-name="ce67"/>
          <table:table-cell table:style-name="ce69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八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50283" calcext:value-type="float">
            <text:p><text:s text:c="3"/>650,283</text:p>
          </table:table-cell>
          <table:table-cell table:style-name="ce39" office:value-type="float" office:value="650932" calcext:value-type="float">
            <text:p><text:s text:c="3"/>650,932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39" office:value-type="float" office:value="78073" calcext:value-type="float">
            <text:p><text:s text:c="3"/>78,073</text:p>
          </table:table-cell>
          <table:table-cell table:style-name="ce39" office:value-type="float" office:value="2902" calcext:value-type="float">
            <text:p><text:s text:c="3"/>2,902</text:p>
          </table:table-cell>
          <table:table-cell table:style-name="ce39" office:value-type="float" office:value="1854" calcext:value-type="float">
            <text:p><text:s text:c="3"/>1,854</text:p>
          </table:table-cell>
          <table:table-cell table:style-name="ce39" office:value-type="float" office:value="553" calcext:value-type="float">
            <text:p><text:s text:c="3"/>553</text:p>
          </table:table-cell>
          <table:table-cell table:style-name="ce39" office:value-type="float" office:value="173209" calcext:value-type="float">
            <text:p><text:s text:c="3"/>173,209</text:p>
          </table:table-cell>
          <table:table-cell table:style-name="ce81" office:value-type="float" office:value="49003" calcext:value-type="float">
            <text:p><text:s text:c="3"/>49,00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3738" calcext:value-type="float">
            <text:p><text:s text:c="3"/>793,738</text:p>
          </table:table-cell>
          <table:table-cell table:style-name="ce40" office:value-type="float" office:value="786841" calcext:value-type="float">
            <text:p><text:s text:c="3"/>786,841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40" office:value-type="float" office:value="48040" calcext:value-type="float">
            <text:p><text:s text:c="3"/>48,040</text:p>
          </table:table-cell>
          <table:table-cell table:style-name="ce40" office:value-type="float" office:value="2653" calcext:value-type="float">
            <text:p><text:s text:c="3"/>2,653</text:p>
          </table:table-cell>
          <table:table-cell table:style-name="ce40" office:value-type="float" office:value="2188" calcext:value-type="float">
            <text:p><text:s text:c="3"/>2,188</text:p>
          </table:table-cell>
          <table:table-cell table:style-name="ce40" office:value-type="float" office:value="461" calcext:value-type="float">
            <text:p><text:s text:c="3"/>461</text:p>
          </table:table-cell>
          <table:table-cell table:style-name="ce59"/>
          <table:table-cell table:style-name="ce8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81843" calcext:value-type="float">
            <text:p><text:s text:c="3"/>1,381,843</text:p>
          </table:table-cell>
          <table:table-cell table:style-name="ce38" office:value-type="float" office:value="1376912" calcext:value-type="float">
            <text:p><text:s text:c="3"/>1,376,912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125958" calcext:value-type="float">
            <text:p><text:s text:c="3"/>125,958</text:p>
          </table:table-cell>
          <table:table-cell table:style-name="ce38" office:value-type="float" office:value="6044" calcext:value-type="float">
            <text:p><text:s text:c="3"/>6,044</text:p>
          </table:table-cell>
          <table:table-cell table:style-name="ce38" office:value-type="float" office:value="3988" calcext:value-type="float">
            <text:p><text:s text:c="3"/>3,988</text:p>
          </table:table-cell>
          <table:table-cell table:style-name="ce38" office:value-type="float" office:value="930" calcext:value-type="float">
            <text:p><text:s text:c="3"/>930</text:p>
          </table:table-cell>
          <table:table-cell table:style-name="ce67"/>
          <table:table-cell table:style-name="ce69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九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2797" calcext:value-type="float">
            <text:p><text:s text:c="3"/>622,797</text:p>
          </table:table-cell>
          <table:table-cell table:style-name="ce39" office:value-type="float" office:value="624978" calcext:value-type="float">
            <text:p><text:s text:c="3"/>624,978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39" office:value-type="float" office:value="78223" calcext:value-type="float">
            <text:p><text:s text:c="3"/>78,223</text:p>
          </table:table-cell>
          <table:table-cell table:style-name="ce39" office:value-type="float" office:value="3081" calcext:value-type="float">
            <text:p><text:s text:c="3"/>3,081</text:p>
          </table:table-cell>
          <table:table-cell table:style-name="ce39" office:value-type="float" office:value="1843" calcext:value-type="float">
            <text:p><text:s text:c="3"/>1,843</text:p>
          </table:table-cell>
          <table:table-cell table:style-name="ce39" office:value-type="float" office:value="509" calcext:value-type="float">
            <text:p><text:s text:c="3"/>509</text:p>
          </table:table-cell>
          <table:table-cell table:style-name="ce39" office:value-type="float" office:value="181642" calcext:value-type="float">
            <text:p><text:s text:c="3"/>181,642</text:p>
          </table:table-cell>
          <table:table-cell table:style-name="ce81" office:value-type="float" office:value="52670" calcext:value-type="float">
            <text:p><text:s text:c="3"/>52,67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59046" calcext:value-type="float">
            <text:p><text:s text:c="3"/>759,046</text:p>
          </table:table-cell>
          <table:table-cell table:style-name="ce40" office:value-type="float" office:value="751934" calcext:value-type="float">
            <text:p><text:s text:c="3"/>751,934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40" office:value-type="float" office:value="47735" calcext:value-type="float">
            <text:p><text:s text:c="3"/>47,735</text:p>
          </table:table-cell>
          <table:table-cell table:style-name="ce40" office:value-type="float" office:value="2963" calcext:value-type="float">
            <text:p><text:s text:c="3"/>2,963</text:p>
          </table:table-cell>
          <table:table-cell table:style-name="ce40" office:value-type="float" office:value="2145" calcext:value-type="float">
            <text:p><text:s text:c="3"/>2,145</text:p>
          </table:table-cell>
          <table:table-cell table:style-name="ce40" office:value-type="float" office:value="421" calcext:value-type="float">
            <text:p><text:s text:c="3"/>421</text:p>
          </table:table-cell>
          <table:table-cell table:style-name="ce68"/>
          <table:table-cell table:style-name="ce83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73363" calcext:value-type="float">
            <text:p><text:s text:c="3"/>1,373,363</text:p>
          </table:table-cell>
          <table:table-cell table:style-name="ce38" office:value-type="float" office:value="1377174" calcext:value-type="float">
            <text:p><text:s text:c="3"/>1,377,174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127647" calcext:value-type="float">
            <text:p><text:s text:c="3"/>127,647</text:p>
          </table:table-cell>
          <table:table-cell table:style-name="ce38" office:value-type="float" office:value="5804" calcext:value-type="float">
            <text:p><text:s text:c="3"/>5,804</text:p>
          </table:table-cell>
          <table:table-cell table:style-name="ce38" office:value-type="float" office:value="3510" calcext:value-type="float">
            <text:p><text:s text:c="3"/>3,510</text:p>
          </table:table-cell>
          <table:table-cell table:style-name="ce38" office:value-type="float" office:value="897" calcext:value-type="float">
            <text:p><text:s text:c="3"/>897</text:p>
          </table:table-cell>
          <table:table-cell table:style-name="ce67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九　十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3899" calcext:value-type="float">
            <text:p><text:s text:c="3"/>623,899</text:p>
          </table:table-cell>
          <table:table-cell table:style-name="ce39" office:value-type="float" office:value="630575" calcext:value-type="float">
            <text:p><text:s text:c="3"/>630,575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39" office:value-type="float" office:value="79319" calcext:value-type="float">
            <text:p><text:s text:c="3"/>79,319</text:p>
          </table:table-cell>
          <table:table-cell table:style-name="ce39" office:value-type="float" office:value="2976" calcext:value-type="float">
            <text:p><text:s text:c="3"/>2,976</text:p>
          </table:table-cell>
          <table:table-cell table:style-name="ce39" office:value-type="float" office:value="1703" calcext:value-type="float">
            <text:p><text:s text:c="3"/>1,703</text:p>
          </table:table-cell>
          <table:table-cell table:style-name="ce39" office:value-type="float" office:value="449" calcext:value-type="float">
            <text:p><text:s text:c="3"/>449</text:p>
          </table:table-cell>
          <table:table-cell table:style-name="ce39" office:value-type="float" office:value="170515" calcext:value-type="float">
            <text:p><text:s text:c="3"/>170,515</text:p>
          </table:table-cell>
          <table:table-cell table:style-name="ce81" office:value-type="float" office:value="56538" calcext:value-type="float">
            <text:p><text:s text:c="3"/>56,53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49464" calcext:value-type="float">
            <text:p><text:s text:c="3"/>749,464</text:p>
          </table:table-cell>
          <table:table-cell table:style-name="ce40" office:value-type="float" office:value="746599" calcext:value-type="float">
            <text:p><text:s text:c="3"/>746,599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40" office:value-type="float" office:value="48328" calcext:value-type="float">
            <text:p><text:s text:c="3"/>48,328</text:p>
          </table:table-cell>
          <table:table-cell table:style-name="ce40" office:value-type="float" office:value="2828" calcext:value-type="float">
            <text:p><text:s text:c="3"/>2,828</text:p>
          </table:table-cell>
          <table:table-cell table:style-name="ce40" office:value-type="float" office:value="1807" calcext:value-type="float">
            <text:p><text:s text:c="3"/>1,80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59" office:value-type="string" calcext:value-type="string">
            <text:p><text:s text:c="8"/></text:p>
          </table:table-cell>
          <table:table-cell table:style-name="ce8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52575" calcext:value-type="float">
            <text:p><text:s text:c="3"/>1,452,575</text:p>
          </table:table-cell>
          <table:table-cell table:style-name="ce38" office:value-type="float" office:value="1456261" calcext:value-type="float">
            <text:p><text:s text:c="3"/>1,456,261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128636" calcext:value-type="float">
            <text:p><text:s text:c="3"/>128,636</text:p>
          </table:table-cell>
          <table:table-cell table:style-name="ce38" office:value-type="float" office:value="5579" calcext:value-type="float">
            <text:p><text:s text:c="3"/>5,579</text:p>
          </table:table-cell>
          <table:table-cell table:style-name="ce38" office:value-type="float" office:value="3453" calcext:value-type="float">
            <text:p><text:s text:c="3"/>3,453</text:p>
          </table:table-cell>
          <table:table-cell table:style-name="ce38" office:value-type="float" office:value="927" calcext:value-type="float">
            <text:p><text:s text:c="3"/>927</text:p>
          </table:table-cell>
          <table:table-cell table:style-name="ce67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九十一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61090" calcext:value-type="float">
            <text:p><text:s text:c="3"/>661,090</text:p>
          </table:table-cell>
          <table:table-cell table:style-name="ce39" office:value-type="float" office:value="667521" calcext:value-type="float">
            <text:p><text:s text:c="3"/>667,521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39" office:value-type="float" office:value="79348" calcext:value-type="float">
            <text:p><text:s text:c="3"/>79,348</text:p>
          </table:table-cell>
          <table:table-cell table:style-name="ce39" office:value-type="float" office:value="2822" calcext:value-type="float">
            <text:p><text:s text:c="3"/>2,822</text:p>
          </table:table-cell>
          <table:table-cell table:style-name="ce39" office:value-type="float" office:value="1696" calcext:value-type="float">
            <text:p><text:s text:c="3"/>1,696</text:p>
          </table:table-cell>
          <table:table-cell table:style-name="ce39" office:value-type="float" office:value="479" calcext:value-type="float">
            <text:p><text:s text:c="3"/>479</text:p>
          </table:table-cell>
          <table:table-cell table:style-name="ce39" office:value-type="float" office:value="172655" calcext:value-type="float">
            <text:p><text:s text:c="3"/>172,655</text:p>
          </table:table-cell>
          <table:table-cell table:style-name="ce81" office:value-type="float" office:value="61213" calcext:value-type="float">
            <text:p><text:s text:c="3"/>61,21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1485" calcext:value-type="float">
            <text:p><text:s text:c="3"/>791,485</text:p>
          </table:table-cell>
          <table:table-cell table:style-name="ce40" office:value-type="float" office:value="788740" calcext:value-type="float">
            <text:p><text:s text:c="3"/>788,740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40" office:value-type="float" office:value="49288" calcext:value-type="float">
            <text:p><text:s text:c="3"/>49,288</text:p>
          </table:table-cell>
          <table:table-cell table:style-name="ce40" office:value-type="float" office:value="2757" calcext:value-type="float">
            <text:p><text:s text:c="3"/>2,757</text:p>
          </table:table-cell>
          <table:table-cell table:style-name="ce40" office:value-type="float" office:value="1757" calcext:value-type="float">
            <text:p><text:s text:c="3"/>1,75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68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73526" calcext:value-type="float">
            <text:p><text:s text:c="3"/>1,273,526</text:p>
          </table:table-cell>
          <table:table-cell table:style-name="ce38" office:value-type="float" office:value="1286021" calcext:value-type="float">
            <text:p><text:s text:c="3"/>1,286,021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130801" calcext:value-type="float">
            <text:p><text:s text:c="3"/>130,801</text:p>
          </table:table-cell>
          <table:table-cell table:style-name="ce38" office:value-type="float" office:value="4842" calcext:value-type="float">
            <text:p><text:s text:c="3"/>4,842</text:p>
          </table:table-cell>
          <table:table-cell table:style-name="ce38" office:value-type="float" office:value="3072" calcext:value-type="float">
            <text:p><text:s text:c="3"/>3,072</text:p>
          </table:table-cell>
          <table:table-cell table:style-name="ce38" office:value-type="float" office:value="834" calcext:value-type="float">
            <text:p><text:s text:c="3"/>834</text:p>
          </table:table-cell>
          <table:table-cell table:style-name="ce69" office:value-type="string" calcext:value-type="string">
            <text:p><text:s text:c="8"/></text:p>
          </table:table-cell>
          <table:table-cell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九十二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82232" calcext:value-type="float">
            <text:p><text:s text:c="3"/>582,232</text:p>
          </table:table-cell>
          <table:table-cell table:style-name="ce41" office:value-type="float" office:value="591179" calcext:value-type="float">
            <text:p><text:s text:c="3"/>591,179</text:p>
          </table:table-cell>
          <table:table-cell table:style-name="ce58" office:value-type="float" office:value="118984" calcext:value-type="float">
            <text:p><text:s text:c="3"/>118,984</text:p>
          </table:table-cell>
          <table:table-cell table:style-name="ce58" office:value-type="float" office:value="80384" calcext:value-type="float">
            <text:p><text:s text:c="3"/>80,384</text:p>
          </table:table-cell>
          <table:table-cell table:style-name="ce58" office:value-type="float" office:value="2555" calcext:value-type="float">
            <text:p><text:s text:c="3"/>2,555</text:p>
          </table:table-cell>
          <table:table-cell table:style-name="ce58" office:value-type="float" office:value="1468" calcext:value-type="float">
            <text:p><text:s text:c="3"/>1,468</text:p>
          </table:table-cell>
          <table:table-cell table:style-name="ce58" office:value-type="float" office:value="457" calcext:value-type="float">
            <text:p><text:s text:c="3"/>457</text:p>
          </table:table-cell>
          <table:table-cell table:style-name="ce58" office:value-type="float" office:value="171483" calcext:value-type="float">
            <text:p><text:s text:c="3"/>171,483</text:p>
          </table:table-cell>
          <table:table-cell table:style-name="ce58" office:value-type="float" office:value="64866" calcext:value-type="float">
            <text:p><text:s text:c="3"/>64,86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91294" calcext:value-type="float">
            <text:p><text:s text:c="3"/>691,294</text:p>
          </table:table-cell>
          <table:table-cell table:style-name="ce42" office:value-type="float" office:value="694842" calcext:value-type="float">
            <text:p><text:s text:c="3"/>694,842</text:p>
          </table:table-cell>
          <table:table-cell table:style-name="ce59" office:value-type="float" office:value="108086" calcext:value-type="float">
            <text:p><text:s text:c="3"/>108,086</text:p>
          </table:table-cell>
          <table:table-cell table:style-name="ce59" office:value-type="float" office:value="50417" calcext:value-type="float">
            <text:p><text:s text:c="3"/>50,417</text:p>
          </table:table-cell>
          <table:table-cell table:style-name="ce59" office:value-type="float" office:value="2287" calcext:value-type="float">
            <text:p><text:s text:c="3"/>2,287</text:p>
          </table:table-cell>
          <table:table-cell table:style-name="ce59" office:value-type="float" office:value="1604" calcext:value-type="float">
            <text:p><text:s text:c="3"/>1,604</text:p>
          </table:table-cell>
          <table:table-cell table:style-name="ce59" office:value-type="float" office:value="377" calcext:value-type="float">
            <text:p><text:s text:c="3"/>377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64937" calcext:value-type="float">
            <text:p><text:s text:c="3"/>1,264,937</text:p>
          </table:table-cell>
          <table:table-cell table:style-name="ce38" office:value-type="float" office:value="1261692" calcext:value-type="float">
            <text:p><text:s text:c="3"/>1,261,692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135092" calcext:value-type="float">
            <text:p><text:s text:c="3"/>135,092</text:p>
          </table:table-cell>
          <table:table-cell table:style-name="ce38" office:value-type="float" office:value="4940" calcext:value-type="float">
            <text:p><text:s text:c="3"/>4,940</text:p>
          </table:table-cell>
          <table:table-cell table:style-name="ce38" office:value-type="float" office:value="2752" calcext:value-type="float">
            <text:p><text:s text:c="3"/>2,752</text:p>
          </table:table-cell>
          <table:table-cell table:style-name="ce38" office:value-type="float" office:value="945" calcext:value-type="float">
            <text:p><text:s text:c="3"/>945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1" office:value-type="string" calcext:value-type="string">
            <text:p>九十三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78462" calcext:value-type="float">
            <text:p><text:s text:c="3"/>578,462</text:p>
          </table:table-cell>
          <table:table-cell table:style-name="ce41" office:value-type="float" office:value="581882" calcext:value-type="float">
            <text:p><text:s text:c="3"/>581,882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83696" calcext:value-type="float">
            <text:p><text:s text:c="3"/>83,696</text:p>
          </table:table-cell>
          <table:table-cell table:style-name="ce41" office:value-type="float" office:value="2623" calcext:value-type="float">
            <text:p><text:s text:c="3"/>2,623</text:p>
          </table:table-cell>
          <table:table-cell table:style-name="ce41" office:value-type="float" office:value="1339" calcext:value-type="float">
            <text:p><text:s text:c="3"/>1,339</text:p>
          </table:table-cell>
          <table:table-cell table:style-name="ce43" office:value-type="float" office:value="501" calcext:value-type="float">
            <text:p><text:s text:c="3"/>501</text:p>
          </table:table-cell>
          <table:table-cell table:style-name="ce41" office:value-type="float" office:value="131453" calcext:value-type="float">
            <text:p><text:s text:c="3"/>131,453</text:p>
          </table:table-cell>
          <table:table-cell table:style-name="ce41" office:value-type="float" office:value="62796" calcext:value-type="float">
            <text:p><text:s text:c="3"/>62,79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4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86475" calcext:value-type="float">
            <text:p><text:s text:c="3"/>686,475</text:p>
          </table:table-cell>
          <table:table-cell table:style-name="ce42" office:value-type="float" office:value="679810" calcext:value-type="float">
            <text:p><text:s text:c="3"/>679,810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51396" calcext:value-type="float">
            <text:p><text:s text:c="3"/>51,396</text:p>
          </table:table-cell>
          <table:table-cell table:style-name="ce42" office:value-type="float" office:value="2317" calcext:value-type="float">
            <text:p><text:s text:c="3"/>2,317</text:p>
          </table:table-cell>
          <table:table-cell table:style-name="ce42" office:value-type="float" office:value="1413" calcext:value-type="float">
            <text:p><text:s text:c="3"/>1,413</text:p>
          </table:table-cell>
          <table:table-cell table:style-name="ce44" office:value-type="float" office:value="444" calcext:value-type="float">
            <text:p><text:s text:c="3"/>44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42018" calcext:value-type="float">
            <text:p><text:s text:c="3"/>1,442,018</text:p>
          </table:table-cell>
          <table:table-cell table:style-name="ce38" office:value-type="float" office:value="1427213" calcext:value-type="float">
            <text:p><text:s text:c="3"/>1,427,213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39398" calcext:value-type="float">
            <text:p><text:s text:c="3"/>139,398</text:p>
          </table:table-cell>
          <table:table-cell table:style-name="ce38" office:value-type="float" office:value="5028" calcext:value-type="float">
            <text:p><text:s text:c="3"/>5,028</text:p>
          </table:table-cell>
          <table:table-cell table:style-name="ce38" office:value-type="float" office:value="2658" calcext:value-type="float">
            <text:p><text:s text:c="3"/>2,658</text:p>
          </table:table-cell>
          <table:table-cell table:style-name="ce38" office:value-type="float" office:value="895" calcext:value-type="float">
            <text:p><text:s text:c="3"/>895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九十四年 <text:s text:c="3"/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659375" calcext:value-type="float">
            <text:p><text:s text:c="3"/>659,375</text:p>
          </table:table-cell>
          <table:table-cell table:style-name="ce43" office:value-type="float" office:value="659120" calcext:value-type="float">
            <text:p><text:s text:c="3"/>659,120</text:p>
          </table:table-cell>
          <table:table-cell table:style-name="ce43" office:value-type="float" office:value="107378" calcext:value-type="float">
            <text:p><text:s text:c="3"/>107,378</text:p>
          </table:table-cell>
          <table:table-cell table:style-name="ce43" office:value-type="float" office:value="86778" calcext:value-type="float">
            <text:p><text:s text:c="3"/>86,778</text:p>
          </table:table-cell>
          <table:table-cell table:style-name="ce43" office:value-type="float" office:value="2576" calcext:value-type="float">
            <text:p><text:s text:c="3"/>2,576</text:p>
          </table:table-cell>
          <table:table-cell table:style-name="ce43" office:value-type="float" office:value="1342" calcext:value-type="float">
            <text:p><text:s text:c="3"/>1,342</text:p>
          </table:table-cell>
          <table:table-cell table:style-name="ce43" office:value-type="float" office:value="491" calcext:value-type="float">
            <text:p><text:s text:c="3"/>491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1" office:value-type="float" office:value="62571" calcext:value-type="float">
            <text:p><text:s text:c="3"/>62,57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782643" calcext:value-type="float">
            <text:p><text:s text:c="3"/>782,643</text:p>
          </table:table-cell>
          <table:table-cell table:style-name="ce44" office:value-type="float" office:value="768093" calcext:value-type="float">
            <text:p><text:s text:c="3"/>768,093</text:p>
          </table:table-cell>
          <table:table-cell table:style-name="ce44" office:value-type="float" office:value="98476" calcext:value-type="float">
            <text:p><text:s text:c="3"/>98,476</text:p>
          </table:table-cell>
          <table:table-cell table:style-name="ce44" office:value-type="float" office:value="52620" calcext:value-type="float">
            <text:p><text:s text:c="3"/>52,620</text:p>
          </table:table-cell>
          <table:table-cell table:style-name="ce44" office:value-type="float" office:value="2452" calcext:value-type="float">
            <text:p><text:s text:c="3"/>2,452</text:p>
          </table:table-cell>
          <table:table-cell table:style-name="ce44" office:value-type="float" office:value="1316" calcext:value-type="float">
            <text:p><text:s text:c="3"/>1,316</text:p>
          </table:table-cell>
          <table:table-cell table:style-name="ce44" office:value-type="float" office:value="404" calcext:value-type="float">
            <text:p><text:s text:c="3"/>40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五年 <text:s text:c="2"/>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14340" calcext:value-type="float">
            <text:p><text:s text:c="3"/>1,414,340</text:p>
          </table:table-cell>
          <table:table-cell table:style-name="ce38" office:value-type="float" office:value="1376816" calcext:value-type="float">
            <text:p><text:s text:c="3"/>1,376,816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35839" calcext:value-type="float">
            <text:p><text:s text:c="3"/>135,839</text:p>
          </table:table-cell>
          <table:table-cell table:style-name="ce38" office:value-type="float" office:value="5037" calcext:value-type="float">
            <text:p><text:s text:c="3"/>5,037</text:p>
          </table:table-cell>
          <table:table-cell table:style-name="ce38" office:value-type="float" office:value="2626" calcext:value-type="float">
            <text:p><text:s text:c="3"/>2,626</text:p>
          </table:table-cell>
          <table:table-cell table:style-name="ce38" office:value-type="float" office:value="1028" calcext:value-type="float">
            <text:p><text:s text:c="3"/>1,028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5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634734" calcext:value-type="float">
            <text:p><text:s text:c="3"/>634,734</text:p>
          </table:table-cell>
          <table:table-cell table:style-name="ce41" office:value-type="float" office:value="627603" calcext:value-type="float">
            <text:p><text:s text:c="3"/>627,603</text:p>
          </table:table-cell>
          <table:table-cell table:style-name="ce41" office:value-type="float" office:value="106936" calcext:value-type="float">
            <text:p><text:s text:c="3"/>106,936</text:p>
          </table:table-cell>
          <table:table-cell table:style-name="ce41" office:value-type="float" office:value="84800" calcext:value-type="float">
            <text:p><text:s text:c="3"/>84,800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243" calcext:value-type="float">
            <text:p><text:s text:c="3"/>1,243</text:p>
          </table:table-cell>
          <table:table-cell table:style-name="ce41" office:value-type="float" office:value="516" calcext:value-type="float">
            <text:p><text:s text:c="3"/>516</text:p>
          </table:table-cell>
          <table:table-cell table:style-name="ce41" office:value-type="float" office:value="142669" calcext:value-type="float">
            <text:p><text:s text:c="3"/>142,669</text:p>
          </table:table-cell>
          <table:table-cell table:style-name="ce41" office:value-type="float" office:value="64540" calcext:value-type="float">
            <text:p><text:s text:c="3"/>64,54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3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779606" calcext:value-type="float">
            <text:p><text:s text:c="3"/>779,606</text:p>
          </table:table-cell>
          <table:table-cell table:style-name="ce41" office:value-type="float" office:value="749213" calcext:value-type="float">
            <text:p><text:s text:c="3"/>749,213</text:p>
          </table:table-cell>
          <table:table-cell table:style-name="ce41" office:value-type="float" office:value="97523" calcext:value-type="float">
            <text:p><text:s text:c="3"/>97,523</text:p>
          </table:table-cell>
          <table:table-cell table:style-name="ce41" office:value-type="float" office:value="51039" calcext:value-type="float">
            <text:p><text:s text:c="3"/>51,039</text:p>
          </table:table-cell>
          <table:table-cell table:style-name="ce41" office:value-type="float" office:value="2438" calcext:value-type="float">
            <text:p><text:s text:c="3"/>2,438</text:p>
          </table:table-cell>
          <table:table-cell table:style-name="ce41" office:value-type="float" office:value="1383" calcext:value-type="float">
            <text:p><text:s text:c="3"/>1,383</text:p>
          </table:table-cell>
          <table:table-cell table:style-name="ce41" office:value-type="float" office:value="512" calcext:value-type="float">
            <text:p><text:s text:c="3"/>512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六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5" office:value-type="float" office:value="1173040" calcext:value-type="float">
            <text:p><text:s text:c="3"/>1,173,040</text:p>
          </table:table-cell>
          <table:table-cell table:style-name="ce45" office:value-type="float" office:value="1154510" calcext:value-type="float">
            <text:p><text:s text:c="3"/>1,154,510</text:p>
          </table:table-cell>
          <table:table-cell table:style-name="ce45" office:value-type="float" office:value="204414" calcext:value-type="float">
            <text:p><text:s text:c="3"/>204,414</text:p>
          </table:table-cell>
          <table:table-cell table:style-name="ce45" office:value-type="float" office:value="141111" calcext:value-type="float">
            <text:p><text:s text:c="3"/>141,111</text:p>
          </table:table-cell>
          <table:table-cell table:style-name="ce45" office:value-type="float" office:value="5353" calcext:value-type="float">
            <text:p><text:s text:c="3"/>5,353</text:p>
          </table:table-cell>
          <table:table-cell table:style-name="ce45" office:value-type="float" office:value="2540" calcext:value-type="float">
            <text:p><text:s text:c="3"/>2,540</text:p>
          </table:table-cell>
          <table:table-cell table:style-name="ce45" office:value-type="float" office:value="847" calcext:value-type="float">
            <text:p><text:s text:c="3"/>847</text:p>
          </table:table-cell>
          <table:table-cell table:style-name="ce45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26719" calcext:value-type="float">
            <text:p><text:s text:c="3"/>526,719</text:p>
          </table:table-cell>
          <table:table-cell table:style-name="ce41" office:value-type="float" office:value="529528" calcext:value-type="float">
            <text:p><text:s text:c="3"/>529,528</text:p>
          </table:table-cell>
          <table:table-cell table:style-name="ce41" office:value-type="float" office:value="106898" calcext:value-type="float">
            <text:p><text:s text:c="3"/>106,898</text:p>
          </table:table-cell>
          <table:table-cell table:style-name="ce41" office:value-type="float" office:value="87029" calcext:value-type="float">
            <text:p><text:s text:c="3"/>87,029</text:p>
          </table:table-cell>
          <table:table-cell table:style-name="ce41" office:value-type="float" office:value="2754" calcext:value-type="float">
            <text:p><text:s text:c="3"/>2,754</text:p>
          </table:table-cell>
          <table:table-cell table:style-name="ce41" office:value-type="float" office:value="1230" calcext:value-type="float">
            <text:p><text:s text:c="3"/>1,230</text:p>
          </table:table-cell>
          <table:table-cell table:style-name="ce41" office:value-type="float" office:value="456" calcext:value-type="float">
            <text:p><text:s text:c="3"/>456</text:p>
          </table:table-cell>
          <table:table-cell table:style-name="ce41" office:value-type="float" office:value="135041" calcext:value-type="float">
            <text:p><text:s text:c="3"/>135,041</text:p>
          </table:table-cell>
          <table:table-cell table:style-name="ce41" office:value-type="float" office:value="58518" calcext:value-type="float">
            <text:p><text:s text:c="3"/>58,51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646321" calcext:value-type="float">
            <text:p><text:s text:c="3"/>646,321</text:p>
          </table:table-cell>
          <table:table-cell table:style-name="ce41" office:value-type="float" office:value="624982" calcext:value-type="float">
            <text:p><text:s text:c="3"/>624,982</text:p>
          </table:table-cell>
          <table:table-cell table:style-name="ce41" office:value-type="float" office:value="97516" calcext:value-type="float">
            <text:p><text:s text:c="3"/>97,516</text:p>
          </table:table-cell>
          <table:table-cell table:style-name="ce41" office:value-type="float" office:value="54082" calcext:value-type="float">
            <text:p><text:s text:c="3"/>54,082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310" calcext:value-type="float">
            <text:p><text:s text:c="3"/>1,310</text:p>
          </table:table-cell>
          <table:table-cell table:style-name="ce41" office:value-type="float" office:value="391" calcext:value-type="float">
            <text:p><text:s text:c="3"/>391</text:p>
          </table:table-cell>
          <table:table-cell table:style-name="ce4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七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196407" calcext:value-type="float">
            <text:p><text:s text:c="3"/>1,196,407</text:p>
          </table:table-cell>
          <table:table-cell table:style-name="ce46" office:value-type="float" office:value="1172845" calcext:value-type="float">
            <text:p><text:s text:c="3"/>1,172,845</text:p>
          </table:table-cell>
          <table:table-cell table:style-name="ce46" office:value-type="float" office:value="198733" calcext:value-type="float">
            <text:p><text:s text:c="3"/>198,733</text:p>
          </table:table-cell>
          <table:table-cell table:style-name="ce46" office:value-type="float" office:value="143624" calcext:value-type="float">
            <text:p><text:s text:c="3"/>143,624</text:p>
          </table:table-cell>
          <table:table-cell table:style-name="ce46" office:value-type="float" office:value="4989" calcext:value-type="float">
            <text:p><text:s text:c="3"/>4,989</text:p>
          </table:table-cell>
          <table:table-cell table:style-name="ce46" office:value-type="float" office:value="2889" calcext:value-type="float">
            <text:p><text:s text:c="3"/>2,889</text:p>
          </table:table-cell>
          <table:table-cell table:style-name="ce46" office:value-type="float" office:value="1167" calcext:value-type="float">
            <text:p><text:s text:c="3"/>1,167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32441" calcext:value-type="float">
            <text:p><text:s text:c="3"/>532,441</text:p>
          </table:table-cell>
          <table:table-cell table:style-name="ce43" office:value-type="float" office:value="530253" calcext:value-type="float">
            <text:p><text:s text:c="3"/>530,253</text:p>
          </table:table-cell>
          <table:table-cell table:style-name="ce43" office:value-type="float" office:value="103937" calcext:value-type="float">
            <text:p><text:s text:c="3"/>103,937</text:p>
          </table:table-cell>
          <table:table-cell table:style-name="ce43" office:value-type="float" office:value="88541" calcext:value-type="float">
            <text:p><text:s text:c="3"/>88,541</text:p>
          </table:table-cell>
          <table:table-cell table:style-name="ce43" office:value-type="float" office:value="2573" calcext:value-type="float">
            <text:p><text:s text:c="3"/>2,573</text:p>
          </table:table-cell>
          <table:table-cell table:style-name="ce43" office:value-type="float" office:value="1425" calcext:value-type="float">
            <text:p><text:s text:c="3"/>1,425</text:p>
          </table:table-cell>
          <table:table-cell table:style-name="ce43" office:value-type="float" office:value="610" calcext:value-type="float">
            <text:p><text:s text:c="3"/>610</text:p>
          </table:table-cell>
          <table:table-cell table:style-name="ce43" office:value-type="float" office:value="154866" calcext:value-type="float">
            <text:p><text:s text:c="3"/>154,866</text:p>
          </table:table-cell>
          <table:table-cell table:style-name="ce41" office:value-type="float" office:value="55995" calcext:value-type="float">
            <text:p><text:s text:c="3"/>55,99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63966" calcext:value-type="float">
            <text:p><text:s text:c="3"/>663,966</text:p>
          </table:table-cell>
          <table:table-cell table:style-name="ce44" office:value-type="float" office:value="642592" calcext:value-type="float">
            <text:p><text:s text:c="3"/>642,592</text:p>
          </table:table-cell>
          <table:table-cell table:style-name="ce44" office:value-type="float" office:value="94796" calcext:value-type="float">
            <text:p><text:s text:c="3"/>94,796</text:p>
          </table:table-cell>
          <table:table-cell table:style-name="ce44" office:value-type="float" office:value="55083" calcext:value-type="float">
            <text:p><text:s text:c="3"/>55,083</text:p>
          </table:table-cell>
          <table:table-cell table:style-name="ce44" office:value-type="float" office:value="2416" calcext:value-type="float">
            <text:p><text:s text:c="3"/>2,416</text:p>
          </table:table-cell>
          <table:table-cell table:style-name="ce44" office:value-type="float" office:value="1464" calcext:value-type="float">
            <text:p><text:s text:c="3"/>1,464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7463" calcext:value-type="float">
            <text:p><text:s text:c="3"/>107,463</text:p>
          </table:table-cell>
          <table:table-cell table:style-name="ce47" office:value-type="float" office:value="107307" calcext:value-type="float">
            <text:p><text:s text:c="3"/>107,307</text:p>
          </table:table-cell>
          <table:table-cell table:style-name="ce47" office:value-type="float" office:value="14866" calcext:value-type="float">
            <text:p><text:s text:c="3"/>14,866</text:p>
          </table:table-cell>
          <table:table-cell table:style-name="ce47" office:value-type="float" office:value="10782" calcext:value-type="float">
            <text:p><text:s text:c="3"/>10,782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284" calcext:value-type="float">
            <text:p><text:s text:c="3"/>284</text:p>
          </table:table-cell>
          <table:table-cell table:style-name="ce47" office:value-type="float" office:value="96" calcext:value-type="float">
            <text:p><text:s text:c="3"/>96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八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9797" calcext:value-type="float">
            <text:p><text:s text:c="3"/>49,797</text:p>
          </table:table-cell>
          <table:table-cell table:style-name="ce48" office:value-type="float" office:value="50283" calcext:value-type="float">
            <text:p><text:s text:c="3"/>50,283</text:p>
          </table:table-cell>
          <table:table-cell table:style-name="ce60" office:value-type="float" office:value="7732" calcext:value-type="float">
            <text:p><text:s text:c="3"/>7,732</text:p>
          </table:table-cell>
          <table:table-cell table:style-name="ce60" office:value-type="float" office:value="6663" calcext:value-type="float">
            <text:p><text:s text:c="3"/>6,663</text:p>
          </table:table-cell>
          <table:table-cell table:style-name="ce60" office:value-type="float" office:value="212" calcext:value-type="float">
            <text:p><text:s text:c="3"/>212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3999" calcext:value-type="float">
            <text:p><text:s text:c="3"/>3,999</text:p>
          </table:table-cell>
          <table:table-cell table:style-name="ce60" office:value-type="float" office:value="4916" calcext:value-type="float">
            <text:p><text:s text:c="3"/>4,91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7666" calcext:value-type="float">
            <text:p><text:s text:c="3"/>57,666</text:p>
          </table:table-cell>
          <table:table-cell table:style-name="ce48" office:value-type="float" office:value="57024" calcext:value-type="float">
            <text:p><text:s text:c="3"/>57,024</text:p>
          </table:table-cell>
          <table:table-cell table:style-name="ce60" office:value-type="float" office:value="7134" calcext:value-type="float">
            <text:p><text:s text:c="3"/>7,134</text:p>
          </table:table-cell>
          <table:table-cell table:style-name="ce60" office:value-type="float" office:value="4119" calcext:value-type="float">
            <text:p><text:s text:c="3"/>4,119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7602" calcext:value-type="float">
            <text:p><text:s text:c="3"/>107,602</text:p>
          </table:table-cell>
          <table:table-cell table:style-name="ce47" office:value-type="float" office:value="109735" calcext:value-type="float">
            <text:p><text:s text:c="3"/>109,735</text:p>
          </table:table-cell>
          <table:table-cell table:style-name="ce47" office:value-type="float" office:value="16048" calcext:value-type="float">
            <text:p><text:s text:c="3"/>16,048</text:p>
          </table:table-cell>
          <table:table-cell table:style-name="ce47" office:value-type="float" office:value="11245" calcext:value-type="float">
            <text:p><text:s text:c="3"/>11,245</text:p>
          </table:table-cell>
          <table:table-cell table:style-name="ce47" office:value-type="float" office:value="393" calcext:value-type="float">
            <text:p><text:s text:c="3"/>393</text:p>
          </table:table-cell>
          <table:table-cell table:style-name="ce47" office:value-type="float" office:value="281" calcext:value-type="float">
            <text:p><text:s text:c="3"/>281</text:p>
          </table:table-cell>
          <table:table-cell table:style-name="ce47" office:value-type="float" office:value="97" calcext:value-type="float">
            <text:p><text:s text:c="3"/>97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九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8834" calcext:value-type="float">
            <text:p><text:s text:c="3"/>48,834</text:p>
          </table:table-cell>
          <table:table-cell table:style-name="ce48" office:value-type="float" office:value="50411" calcext:value-type="float">
            <text:p><text:s text:c="3"/>50,411</text:p>
          </table:table-cell>
          <table:table-cell table:style-name="ce60" office:value-type="float" office:value="8389" calcext:value-type="float">
            <text:p><text:s text:c="3"/>8,389</text:p>
          </table:table-cell>
          <table:table-cell table:style-name="ce60" office:value-type="float" office:value="6911" calcext:value-type="float">
            <text:p><text:s text:c="3"/>6,911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9899" calcext:value-type="float">
            <text:p><text:s text:c="3"/>9,899</text:p>
          </table:table-cell>
          <table:table-cell table:style-name="ce60" office:value-type="float" office:value="4703" calcext:value-type="float">
            <text:p><text:s text:c="3"/>4,70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8768" calcext:value-type="float">
            <text:p><text:s text:c="3"/>58,768</text:p>
          </table:table-cell>
          <table:table-cell table:style-name="ce48" office:value-type="float" office:value="59324" calcext:value-type="float">
            <text:p><text:s text:c="3"/>59,324</text:p>
          </table:table-cell>
          <table:table-cell table:style-name="ce60" office:value-type="float" office:value="7659" calcext:value-type="float">
            <text:p><text:s text:c="3"/>7,659</text:p>
          </table:table-cell>
          <table:table-cell table:style-name="ce60" office:value-type="float" office:value="4334" calcext:value-type="float">
            <text:p><text:s text:c="3"/>4,334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89186" calcext:value-type="float">
            <text:p><text:s text:c="3"/>89,186</text:p>
          </table:table-cell>
          <table:table-cell table:style-name="ce47" office:value-type="float" office:value="87366" calcext:value-type="float">
            <text:p><text:s text:c="3"/>87,366</text:p>
          </table:table-cell>
          <table:table-cell table:style-name="ce47" office:value-type="float" office:value="18740" calcext:value-type="float">
            <text:p><text:s text:c="3"/>18,740</text:p>
          </table:table-cell>
          <table:table-cell table:style-name="ce47" office:value-type="float" office:value="12040" calcext:value-type="float">
            <text:p><text:s text:c="3"/>12,040</text:p>
          </table:table-cell>
          <table:table-cell table:style-name="ce47" office:value-type="float" office:value="417" calcext:value-type="float">
            <text:p><text:s text:c="3"/>417</text:p>
          </table:table-cell>
          <table:table-cell table:style-name="ce47" office:value-type="float" office:value="248" calcext:value-type="float">
            <text:p><text:s text:c="3"/>248</text:p>
          </table:table-cell>
          <table:table-cell table:style-name="ce47" office:value-type="float" office:value="88" calcext:value-type="float">
            <text:p><text:s text:c="3"/>88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9045" calcext:value-type="float">
            <text:p><text:s text:c="3"/>39,045</text:p>
          </table:table-cell>
          <table:table-cell table:style-name="ce48" office:value-type="float" office:value="39213" calcext:value-type="float">
            <text:p><text:s text:c="3"/>39,213</text:p>
          </table:table-cell>
          <table:table-cell table:style-name="ce60" office:value-type="float" office:value="9821" calcext:value-type="float">
            <text:p><text:s text:c="3"/>9,821</text:p>
          </table:table-cell>
          <table:table-cell table:style-name="ce60" office:value-type="float" office:value="7460" calcext:value-type="float">
            <text:p><text:s text:c="3"/>7,460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14198" calcext:value-type="float">
            <text:p><text:s text:c="3"/>14,198</text:p>
          </table:table-cell>
          <table:table-cell table:style-name="ce60" office:value-type="float" office:value="5074" calcext:value-type="float">
            <text:p><text:s text:c="3"/>5,07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0141" calcext:value-type="float">
            <text:p><text:s text:c="3"/>50,141</text:p>
          </table:table-cell>
          <table:table-cell table:style-name="ce48" office:value-type="float" office:value="48153" calcext:value-type="float">
            <text:p><text:s text:c="3"/>48,153</text:p>
          </table:table-cell>
          <table:table-cell table:style-name="ce60" office:value-type="float" office:value="8919" calcext:value-type="float">
            <text:p><text:s text:c="3"/>8,919</text:p>
          </table:table-cell>
          <table:table-cell table:style-name="ce60" office:value-type="float" office:value="4580" calcext:value-type="float">
            <text:p><text:s text:c="3"/>4,580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92788" calcext:value-type="float">
            <text:p><text:s text:c="3"/>92,788</text:p>
          </table:table-cell>
          <table:table-cell table:style-name="ce47" office:value-type="float" office:value="91274" calcext:value-type="float">
            <text:p><text:s text:c="3"/>91,274</text:p>
          </table:table-cell>
          <table:table-cell table:style-name="ce47" office:value-type="float" office:value="20388" calcext:value-type="float">
            <text:p><text:s text:c="3"/>20,388</text:p>
          </table:table-cell>
          <table:table-cell table:style-name="ce47" office:value-type="float" office:value="10487" calcext:value-type="float">
            <text:p><text:s text:c="3"/>10,487</text:p>
          </table:table-cell>
          <table:table-cell table:style-name="ce47" office:value-type="float" office:value="428" calcext:value-type="float">
            <text:p><text:s text:c="3"/>428</text:p>
          </table:table-cell>
          <table:table-cell table:style-name="ce47" office:value-type="float" office:value="224" calcext:value-type="float">
            <text:p><text:s text:c="3"/>224</text:p>
          </table:table-cell>
          <table:table-cell table:style-name="ce47" office:value-type="float" office:value="107" calcext:value-type="float">
            <text:p><text:s text:c="3"/>107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一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0300" calcext:value-type="float">
            <text:p><text:s text:c="3"/>40,300</text:p>
          </table:table-cell>
          <table:table-cell table:style-name="ce48" office:value-type="float" office:value="40458" calcext:value-type="float">
            <text:p><text:s text:c="3"/>40,458</text:p>
          </table:table-cell>
          <table:table-cell table:style-name="ce60" office:value-type="float" office:value="10548" calcext:value-type="float">
            <text:p><text:s text:c="3"/>10,548</text:p>
          </table:table-cell>
          <table:table-cell table:style-name="ce60" office:value-type="float" office:value="6491" calcext:value-type="float">
            <text:p><text:s text:c="3"/>6,491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330" calcext:value-type="float">
            <text:p><text:s text:c="3"/>16,330</text:p>
          </table:table-cell>
          <table:table-cell table:style-name="ce60" office:value-type="float" office:value="4218" calcext:value-type="float">
            <text:p><text:s text:c="3"/>4,21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2488" calcext:value-type="float">
            <text:p><text:s text:c="3"/>52,488</text:p>
          </table:table-cell>
          <table:table-cell table:style-name="ce48" office:value-type="float" office:value="50816" calcext:value-type="float">
            <text:p><text:s text:c="3"/>50,816</text:p>
          </table:table-cell>
          <table:table-cell table:style-name="ce60" office:value-type="float" office:value="9840" calcext:value-type="float">
            <text:p><text:s text:c="3"/>9,840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9193" calcext:value-type="float">
            <text:p><text:s text:c="3"/>109,193</text:p>
          </table:table-cell>
          <table:table-cell table:style-name="ce47" office:value-type="float" office:value="103272" calcext:value-type="float">
            <text:p><text:s text:c="3"/>103,272</text:p>
          </table:table-cell>
          <table:table-cell table:style-name="ce47" office:value-type="float" office:value="16839" calcext:value-type="float">
            <text:p><text:s text:c="3"/>16,839</text:p>
          </table:table-cell>
          <table:table-cell table:style-name="ce47" office:value-type="float" office:value="13401" calcext:value-type="float">
            <text:p><text:s text:c="3"/>13,401</text:p>
          </table:table-cell>
          <table:table-cell table:style-name="ce47" office:value-type="float" office:value="383" calcext:value-type="float">
            <text:p><text:s text:c="3"/>383</text:p>
          </table:table-cell>
          <table:table-cell table:style-name="ce47" office:value-type="float" office:value="290" calcext:value-type="float">
            <text:p><text:s text:c="3"/>290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二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7220" calcext:value-type="float">
            <text:p><text:s text:c="3"/>47,220</text:p>
          </table:table-cell>
          <table:table-cell table:style-name="ce48" office:value-type="float" office:value="45408" calcext:value-type="float">
            <text:p><text:s text:c="3"/>45,408</text:p>
          </table:table-cell>
          <table:table-cell table:style-name="ce60" office:value-type="float" office:value="8769" calcext:value-type="float">
            <text:p><text:s text:c="3"/>8,769</text:p>
          </table:table-cell>
          <table:table-cell table:style-name="ce60" office:value-type="float" office:value="8243" calcext:value-type="float">
            <text:p><text:s text:c="3"/>8,243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2048" calcext:value-type="float">
            <text:p><text:s text:c="3"/>22,048</text:p>
          </table:table-cell>
          <table:table-cell table:style-name="ce60" office:value-type="float" office:value="4788" calcext:value-type="float">
            <text:p><text:s text:c="3"/>4,78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1973" calcext:value-type="float">
            <text:p><text:s text:c="3"/>61,973</text:p>
          </table:table-cell>
          <table:table-cell table:style-name="ce57" office:value-type="float" office:value="57864" calcext:value-type="float">
            <text:p><text:s text:c="3"/>57,864</text:p>
          </table:table-cell>
          <table:table-cell table:style-name="ce61" office:value-type="float" office:value="8070" calcext:value-type="float">
            <text:p><text:s text:c="3"/>8,070</text:p>
          </table:table-cell>
          <table:table-cell table:style-name="ce61" office:value-type="float" office:value="5158" calcext:value-type="float">
            <text:p><text:s text:c="3"/>5,158</text:p>
          </table:table-cell>
          <table:table-cell table:style-name="ce61" office:value-type="float" office:value="175" calcext:value-type="float">
            <text:p><text:s text:c="3"/>175</text:p>
          </table:table-cell>
          <table:table-cell table:style-name="ce61" office:value-type="float" office:value="142" calcext:value-type="float">
            <text:p><text:s text:c="3"/>142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八年</text:p>
            <text:p>截至八月止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1" office:value-type="float" office:value="828228" calcext:value-type="float">
            <text:p><text:s text:c="3"/>828,228</text:p>
          </table:table-cell>
          <table:table-cell table:style-name="ce41" office:value-type="float" office:value="808595" calcext:value-type="float">
            <text:p><text:s text:c="3"/>808,595</text:p>
          </table:table-cell>
          <table:table-cell table:style-name="ce41" office:value-type="float" office:value="121797" calcext:value-type="float">
            <text:p><text:s text:c="3"/>121,797</text:p>
          </table:table-cell>
          <table:table-cell table:style-name="ce41" office:value-type="float" office:value="96336" calcext:value-type="float">
            <text:p><text:s text:c="3"/>96,336</text:p>
          </table:table-cell>
          <table:table-cell table:style-name="ce41" office:value-type="float" office:value="3070" calcext:value-type="float">
            <text:p><text:s text:c="3"/>3,070</text:p>
          </table:table-cell>
          <table:table-cell table:style-name="ce41" office:value-type="float" office:value="1968" calcext:value-type="float">
            <text:p><text:s text:c="3"/>1,968</text:p>
          </table:table-cell>
          <table:table-cell table:style-name="ce41" office:value-type="float" office:value="826" calcext:value-type="float">
            <text:p><text:s text:c="3"/>826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371762" calcext:value-type="float">
            <text:p><text:s text:c="3"/>371,762</text:p>
          </table:table-cell>
          <table:table-cell table:style-name="ce41" office:value-type="float" office:value="372182" calcext:value-type="float">
            <text:p><text:s text:c="3"/>372,182</text:p>
          </table:table-cell>
          <table:table-cell table:style-name="ce41" office:value-type="float" office:value="63469" calcext:value-type="float">
            <text:p><text:s text:c="3"/>63,469</text:p>
          </table:table-cell>
          <table:table-cell table:style-name="ce41" office:value-type="float" office:value="59058" calcext:value-type="float">
            <text:p><text:s text:c="3"/>59,058</text:p>
          </table:table-cell>
          <table:table-cell table:style-name="ce41" office:value-type="float" office:value="1569" calcext:value-type="float">
            <text:p><text:s text:c="3"/>1,569</text:p>
          </table:table-cell>
          <table:table-cell table:style-name="ce41" office:value-type="float" office:value="978" calcext:value-type="float">
            <text:p><text:s text:c="3"/>978</text:p>
          </table:table-cell>
          <table:table-cell table:style-name="ce41" office:value-type="float" office:value="413" calcext:value-type="float">
            <text:p><text:s text:c="3"/>413</text:p>
          </table:table-cell>
          <table:table-cell table:style-name="ce41" office:value-type="float" office:value="75306" calcext:value-type="float">
            <text:p><text:s text:c="3"/>75,306</text:p>
          </table:table-cell>
          <table:table-cell table:style-name="ce41" office:value-type="float" office:value="37447" calcext:value-type="float">
            <text:p><text:s text:c="3"/>37,447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456466" calcext:value-type="float">
            <text:p><text:s text:c="3"/>456,466</text:p>
          </table:table-cell>
          <table:table-cell table:style-name="ce41" office:value-type="float" office:value="436413" calcext:value-type="float">
            <text:p><text:s text:c="3"/>436,413</text:p>
          </table:table-cell>
          <table:table-cell table:style-name="ce41" office:value-type="float" office:value="58328" calcext:value-type="float">
            <text:p><text:s text:c="3"/>58,328</text:p>
          </table:table-cell>
          <table:table-cell table:style-name="ce41" office:value-type="float" office:value="37278" calcext:value-type="float">
            <text:p><text:s text:c="3"/>37,278</text:p>
          </table:table-cell>
          <table:table-cell table:style-name="ce41" office:value-type="float" office:value="1501" calcext:value-type="float">
            <text:p><text:s text:c="3"/>1,501</text:p>
          </table:table-cell>
          <table:table-cell table:style-name="ce41" office:value-type="float" office:value="990" calcext:value-type="float">
            <text:p><text:s text:c="3"/>990</text:p>
          </table:table-cell>
          <table:table-cell table:style-name="ce41" office:value-type="float" office:value="413" calcext:value-type="float">
            <text:p><text:s text:c="3"/>413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69339" calcext:value-type="float">
            <text:p><text:s text:c="3"/>69,339</text:p>
          </table:table-cell>
          <table:table-cell table:style-name="ce47" office:value-type="float" office:value="63973" calcext:value-type="float">
            <text:p><text:s text:c="3"/>63,973</text:p>
          </table:table-cell>
          <table:table-cell table:style-name="ce47" office:value-type="float" office:value="13469" calcext:value-type="float">
            <text:p><text:s text:c="3"/>13,469</text:p>
          </table:table-cell>
          <table:table-cell table:style-name="ce47" office:value-type="float" office:value="9689" calcext:value-type="float">
            <text:p><text:s text:c="3"/>9,689</text:p>
          </table:table-cell>
          <table:table-cell table:style-name="ce47" office:value-type="float" office:value="307" calcext:value-type="float">
            <text:p><text:s text:c="3"/>307</text:p>
          </table:table-cell>
          <table:table-cell table:style-name="ce47" office:value-type="float" office:value="183" calcext:value-type="float">
            <text:p><text:s text:c="3"/>183</text:p>
          </table:table-cell>
          <table:table-cell table:style-name="ce47" office:value-type="float" office:value="107" calcext:value-type="float">
            <text:p><text:s text:c="3"/>107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一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7848" calcext:value-type="float">
            <text:p><text:s text:c="3"/>27,848</text:p>
          </table:table-cell>
          <table:table-cell table:style-name="ce48" office:value-type="float" office:value="27914" calcext:value-type="float">
            <text:p><text:s text:c="3"/>27,914</text:p>
          </table:table-cell>
          <table:table-cell table:style-name="ce60" office:value-type="float" office:value="7080" calcext:value-type="float">
            <text:p><text:s text:c="3"/>7,080</text:p>
          </table:table-cell>
          <table:table-cell table:style-name="ce60" office:value-type="float" office:value="6012" calcext:value-type="float">
            <text:p><text:s text:c="3"/>6,012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5166" calcext:value-type="float">
            <text:p><text:s text:c="3"/>15,166</text:p>
          </table:table-cell>
          <table:table-cell table:style-name="ce60" office:value-type="float" office:value="3064" calcext:value-type="float">
            <text:p><text:s text:c="3"/>3,06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41491" calcext:value-type="float">
            <text:p><text:s text:c="3"/>41,491</text:p>
          </table:table-cell>
          <table:table-cell table:style-name="ce48" office:value-type="float" office:value="36059" calcext:value-type="float">
            <text:p><text:s text:c="3"/>36,059</text:p>
          </table:table-cell>
          <table:table-cell table:style-name="ce60" office:value-type="float" office:value="6389" calcext:value-type="float">
            <text:p><text:s text:c="3"/>6,389</text:p>
          </table:table-cell>
          <table:table-cell table:style-name="ce60" office:value-type="float" office:value="3677" calcext:value-type="float">
            <text:p><text:s text:c="3"/>3,677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93" calcext:value-type="float">
            <text:p><text:s text:c="3"/>93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0686" calcext:value-type="float">
            <text:p><text:s text:c="3"/>120,686</text:p>
          </table:table-cell>
          <table:table-cell table:style-name="ce47" office:value-type="float" office:value="118738" calcext:value-type="float">
            <text:p><text:s text:c="3"/>118,738</text:p>
          </table:table-cell>
          <table:table-cell table:style-name="ce47" office:value-type="float" office:value="17159" calcext:value-type="float">
            <text:p><text:s text:c="3"/>17,159</text:p>
          </table:table-cell>
          <table:table-cell table:style-name="ce47" office:value-type="float" office:value="15877" calcext:value-type="float">
            <text:p><text:s text:c="3"/>15,877</text:p>
          </table:table-cell>
          <table:table-cell table:style-name="ce47" office:value-type="float" office:value="441" calcext:value-type="float">
            <text:p><text:s text:c="3"/>441</text:p>
          </table:table-cell>
          <table:table-cell table:style-name="ce47" office:value-type="float" office:value="277" calcext:value-type="float">
            <text:p><text:s text:c="3"/>277</text:p>
          </table:table-cell>
          <table:table-cell table:style-name="ce47" office:value-type="float" office:value="118" calcext:value-type="float">
            <text:p><text:s text:c="3"/>118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二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4434" calcext:value-type="float">
            <text:p><text:s text:c="3"/>54,434</text:p>
          </table:table-cell>
          <table:table-cell table:style-name="ce48" office:value-type="float" office:value="54841" calcext:value-type="float">
            <text:p><text:s text:c="3"/>54,841</text:p>
          </table:table-cell>
          <table:table-cell table:style-name="ce60" office:value-type="float" office:value="8811" calcext:value-type="float">
            <text:p><text:s text:c="3"/>8,811</text:p>
          </table:table-cell>
          <table:table-cell table:style-name="ce60" office:value-type="float" office:value="9696" calcext:value-type="float">
            <text:p><text:s text:c="3"/>9,696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9137" calcext:value-type="float">
            <text:p><text:s text:c="3"/>9,137</text:p>
          </table:table-cell>
          <table:table-cell table:style-name="ce60" office:value-type="float" office:value="4967" calcext:value-type="float">
            <text:p><text:s text:c="3"/>4,967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6252" calcext:value-type="float">
            <text:p><text:s text:c="3"/>66,252</text:p>
          </table:table-cell>
          <table:table-cell table:style-name="ce48" office:value-type="float" office:value="63897" calcext:value-type="float">
            <text:p><text:s text:c="3"/>63,897</text:p>
          </table:table-cell>
          <table:table-cell table:style-name="ce60" office:value-type="float" office:value="8348" calcext:value-type="float">
            <text:p><text:s text:c="3"/>8,348</text:p>
          </table:table-cell>
          <table:table-cell table:style-name="ce60" office:value-type="float" office:value="6181" calcext:value-type="float">
            <text:p><text:s text:c="3"/>6,181</text:p>
          </table:table-cell>
          <table:table-cell table:style-name="ce60" office:value-type="float" office:value="234" calcext:value-type="float">
            <text:p><text:s text:c="3"/>234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0213" calcext:value-type="float">
            <text:p><text:s text:c="3"/>110,213</text:p>
          </table:table-cell>
          <table:table-cell table:style-name="ce47" office:value-type="float" office:value="109208" calcext:value-type="float">
            <text:p><text:s text:c="3"/>109,208</text:p>
          </table:table-cell>
          <table:table-cell table:style-name="ce47" office:value-type="float" office:value="20773" calcext:value-type="float">
            <text:p><text:s text:c="3"/>20,773</text:p>
          </table:table-cell>
          <table:table-cell table:style-name="ce47" office:value-type="float" office:value="12635" calcext:value-type="float">
            <text:p><text:s text:c="3"/>12,635</text:p>
          </table:table-cell>
          <table:table-cell table:style-name="ce47" office:value-type="float" office:value="495" calcext:value-type="float">
            <text:p><text:s text:c="3"/>495</text:p>
          </table:table-cell>
          <table:table-cell table:style-name="ce47" office:value-type="float" office:value="255" calcext:value-type="float">
            <text:p><text:s text:c="3"/>255</text:p>
          </table:table-cell>
          <table:table-cell table:style-name="ce47" office:value-type="float" office:value="116" calcext:value-type="float">
            <text:p><text:s text:c="3"/>116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三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9768" calcext:value-type="float">
            <text:p><text:s text:c="3"/>49,768</text:p>
          </table:table-cell>
          <table:table-cell table:style-name="ce48" office:value-type="float" office:value="50179" calcext:value-type="float">
            <text:p><text:s text:c="3"/>50,179</text:p>
          </table:table-cell>
          <table:table-cell table:style-name="ce60" office:value-type="float" office:value="10743" calcext:value-type="float">
            <text:p><text:s text:c="3"/>10,743</text:p>
          </table:table-cell>
          <table:table-cell table:style-name="ce60" office:value-type="float" office:value="7732" calcext:value-type="float">
            <text:p><text:s text:c="3"/>7,732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35" calcext:value-type="float">
            <text:p><text:s text:c="3"/>135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11634" calcext:value-type="float">
            <text:p><text:s text:c="3"/>11,634</text:p>
          </table:table-cell>
          <table:table-cell table:style-name="ce60" office:value-type="float" office:value="4944" calcext:value-type="float">
            <text:p><text:s text:c="3"/>4,94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0445" calcext:value-type="float">
            <text:p><text:s text:c="3"/>60,445</text:p>
          </table:table-cell>
          <table:table-cell table:style-name="ce48" office:value-type="float" office:value="59029" calcext:value-type="float">
            <text:p><text:s text:c="3"/>59,029</text:p>
          </table:table-cell>
          <table:table-cell table:style-name="ce60" office:value-type="float" office:value="10030" calcext:value-type="float">
            <text:p><text:s text:c="3"/>10,030</text:p>
          </table:table-cell>
          <table:table-cell table:style-name="ce60" office:value-type="float" office:value="4903" calcext:value-type="float">
            <text:p><text:s text:c="3"/>4,903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95900" calcext:value-type="float">
            <text:p><text:s text:c="3"/>95,900</text:p>
          </table:table-cell>
          <table:table-cell table:style-name="ce47" office:value-type="float" office:value="93755" calcext:value-type="float">
            <text:p><text:s text:c="3"/>93,755</text:p>
          </table:table-cell>
          <table:table-cell table:style-name="ce47" office:value-type="float" office:value="10597" calcext:value-type="float">
            <text:p><text:s text:c="3"/>10,597</text:p>
          </table:table-cell>
          <table:table-cell table:style-name="ce47" office:value-type="float" office:value="11953" calcext:value-type="float">
            <text:p><text:s text:c="3"/>11,953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47" office:value-type="float" office:value="234" calcext:value-type="float">
            <text:p><text:s text:c="3"/>234</text:p>
          </table:table-cell>
          <table:table-cell table:style-name="ce47" office:value-type="float" office:value="88" calcext:value-type="float">
            <text:p><text:s text:c="3"/>88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四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3384" calcext:value-type="float">
            <text:p><text:s text:c="3"/>43,384</text:p>
          </table:table-cell>
          <table:table-cell table:style-name="ce48" office:value-type="float" office:value="43191" calcext:value-type="float">
            <text:p><text:s text:c="3"/>43,191</text:p>
          </table:table-cell>
          <table:table-cell table:style-name="ce60" office:value-type="float" office:value="5572" calcext:value-type="float">
            <text:p><text:s text:c="3"/>5,572</text:p>
          </table:table-cell>
          <table:table-cell table:style-name="ce60" office:value-type="float" office:value="7360" calcext:value-type="float">
            <text:p><text:s text:c="3"/>7,360</text:p>
          </table:table-cell>
          <table:table-cell table:style-name="ce60" office:value-type="float" office:value="176" calcext:value-type="float">
            <text:p><text:s text:c="3"/>176</text:p>
          </table:table-cell>
          <table:table-cell table:style-name="ce60" office:value-type="float" office:value="126" calcext:value-type="float">
            <text:p><text:s text:c="3"/>12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8597" calcext:value-type="float">
            <text:p><text:s text:c="3"/>8,597</text:p>
          </table:table-cell>
          <table:table-cell table:style-name="ce60" office:value-type="float" office:value="4814" calcext:value-type="float">
            <text:p><text:s text:c="3"/>4,81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2516" calcext:value-type="float">
            <text:p><text:s text:c="3"/>52,516</text:p>
          </table:table-cell>
          <table:table-cell table:style-name="ce48" office:value-type="float" office:value="50564" calcext:value-type="float">
            <text:p><text:s text:c="3"/>50,564</text:p>
          </table:table-cell>
          <table:table-cell table:style-name="ce60" office:value-type="float" office:value="5025" calcext:value-type="float">
            <text:p><text:s text:c="3"/>5,025</text:p>
          </table:table-cell>
          <table:table-cell table:style-name="ce60" office:value-type="float" office:value="4593" calcext:value-type="float">
            <text:p><text:s text:c="3"/>4,593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89315" calcext:value-type="float">
            <text:p><text:s text:c="3"/>89,315</text:p>
          </table:table-cell>
          <table:table-cell table:style-name="ce47" office:value-type="float" office:value="87946" calcext:value-type="float">
            <text:p><text:s text:c="3"/>87,946</text:p>
          </table:table-cell>
          <table:table-cell table:style-name="ce47" office:value-type="float" office:value="12646" calcext:value-type="float">
            <text:p><text:s text:c="3"/>12,646</text:p>
          </table:table-cell>
          <table:table-cell table:style-name="ce47" office:value-type="float" office:value="10327" calcext:value-type="float">
            <text:p><text:s text:c="3"/>10,327</text:p>
          </table:table-cell>
          <table:table-cell table:style-name="ce47" office:value-type="float" office:value="326" calcext:value-type="float">
            <text:p><text:s text:c="3"/>326</text:p>
          </table:table-cell>
          <table:table-cell table:style-name="ce47" office:value-type="float" office:value="191" calcext:value-type="float">
            <text:p><text:s text:c="3"/>191</text:p>
          </table:table-cell>
          <table:table-cell table:style-name="ce47" office:value-type="float" office:value="80" calcext:value-type="float">
            <text:p><text:s text:c="3"/>80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五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0014" calcext:value-type="float">
            <text:p><text:s text:c="3"/>40,014</text:p>
          </table:table-cell>
          <table:table-cell table:style-name="ce48" office:value-type="float" office:value="40302" calcext:value-type="float">
            <text:p><text:s text:c="3"/>40,302</text:p>
          </table:table-cell>
          <table:table-cell table:style-name="ce60" office:value-type="float" office:value="6516" calcext:value-type="float">
            <text:p><text:s text:c="3"/>6,516</text:p>
          </table:table-cell>
          <table:table-cell table:style-name="ce60" office:value-type="float" office:value="6354" calcext:value-type="float">
            <text:p><text:s text:c="3"/>6,354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9132" calcext:value-type="float">
            <text:p><text:s text:c="3"/>9,132</text:p>
          </table:table-cell>
          <table:table-cell table:style-name="ce60" office:value-type="float" office:value="4233" calcext:value-type="float">
            <text:p><text:s text:c="3"/>4,23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49301" calcext:value-type="float">
            <text:p><text:s text:c="3"/>49,301</text:p>
          </table:table-cell>
          <table:table-cell table:style-name="ce48" office:value-type="float" office:value="47644" calcext:value-type="float">
            <text:p><text:s text:c="3"/>47,644</text:p>
          </table:table-cell>
          <table:table-cell table:style-name="ce60" office:value-type="float" office:value="6130" calcext:value-type="float">
            <text:p><text:s text:c="3"/>6,130</text:p>
          </table:table-cell>
          <table:table-cell table:style-name="ce60" office:value-type="float" office:value="3973" calcext:value-type="float">
            <text:p><text:s text:c="3"/>3,973</text:p>
          </table:table-cell>
          <table:table-cell table:style-name="ce60" office:value-type="float" office:value="158" calcext:value-type="float">
            <text:p><text:s text:c="3"/>158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7045" calcext:value-type="float">
            <text:p><text:s text:c="3"/>117,045</text:p>
          </table:table-cell>
          <table:table-cell table:style-name="ce47" office:value-type="float" office:value="114462" calcext:value-type="float">
            <text:p><text:s text:c="3"/>114,462</text:p>
          </table:table-cell>
          <table:table-cell table:style-name="ce47" office:value-type="float" office:value="16157" calcext:value-type="float">
            <text:p><text:s text:c="3"/>16,157</text:p>
          </table:table-cell>
          <table:table-cell table:style-name="ce47" office:value-type="float" office:value="12422" calcext:value-type="float">
            <text:p><text:s text:c="3"/>12,422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231" calcext:value-type="float">
            <text:p><text:s text:c="3"/>231</text:p>
          </table:table-cell>
          <table:table-cell table:style-name="ce47" office:value-type="float" office:value="99" calcext:value-type="float">
            <text:p><text:s text:c="3"/>99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六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3131" calcext:value-type="float">
            <text:p><text:s text:c="3"/>53,131</text:p>
          </table:table-cell>
          <table:table-cell table:style-name="ce48" office:value-type="float" office:value="53027" calcext:value-type="float">
            <text:p><text:s text:c="3"/>53,027</text:p>
          </table:table-cell>
          <table:table-cell table:style-name="ce60" office:value-type="float" office:value="8469" calcext:value-type="float">
            <text:p><text:s text:c="3"/>8,469</text:p>
          </table:table-cell>
          <table:table-cell table:style-name="ce60" office:value-type="float" office:value="7590" calcext:value-type="float">
            <text:p><text:s text:c="3"/>7,590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8255" calcext:value-type="float">
            <text:p><text:s text:c="3"/>8,255</text:p>
          </table:table-cell>
          <table:table-cell table:style-name="ce60" office:value-type="float" office:value="5445" calcext:value-type="float">
            <text:p><text:s text:c="3"/>5,44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3914" calcext:value-type="float">
            <text:p><text:s text:c="3"/>63,914</text:p>
          </table:table-cell>
          <table:table-cell table:style-name="ce48" office:value-type="float" office:value="61435" calcext:value-type="float">
            <text:p><text:s text:c="3"/>61,435</text:p>
          </table:table-cell>
          <table:table-cell table:style-name="ce60" office:value-type="float" office:value="7688" calcext:value-type="float">
            <text:p><text:s text:c="3"/>7,688</text:p>
          </table:table-cell>
          <table:table-cell table:style-name="ce60" office:value-type="float" office:value="4832" calcext:value-type="float">
            <text:p><text:s text:c="3"/>4,832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1013" calcext:value-type="float">
            <text:p><text:s text:c="3"/>111,013</text:p>
          </table:table-cell>
          <table:table-cell table:style-name="ce47" office:value-type="float" office:value="107855" calcext:value-type="float">
            <text:p><text:s text:c="3"/>107,855</text:p>
          </table:table-cell>
          <table:table-cell table:style-name="ce47" office:value-type="float" office:value="16297" calcext:value-type="float">
            <text:p><text:s text:c="3"/>16,297</text:p>
          </table:table-cell>
          <table:table-cell table:style-name="ce47" office:value-type="float" office:value="11609" calcext:value-type="float">
            <text:p><text:s text:c="3"/>11,609</text:p>
          </table:table-cell>
          <table:table-cell table:style-name="ce47" office:value-type="float" office:value="414" calcext:value-type="float">
            <text:p><text:s text:c="3"/>414</text:p>
          </table:table-cell>
          <table:table-cell table:style-name="ce47" office:value-type="float" office:value="291" calcext:value-type="float">
            <text:p><text:s text:c="3"/>291</text:p>
          </table:table-cell>
          <table:table-cell table:style-name="ce47" office:value-type="float" office:value="110" calcext:value-type="float">
            <text:p><text:s text:c="3"/>110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七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0807" calcext:value-type="float">
            <text:p><text:s text:c="3"/>50,807</text:p>
          </table:table-cell>
          <table:table-cell table:style-name="ce48" office:value-type="float" office:value="50299" calcext:value-type="float">
            <text:p><text:s text:c="3"/>50,299</text:p>
          </table:table-cell>
          <table:table-cell table:style-name="ce60" office:value-type="float" office:value="8560" calcext:value-type="float">
            <text:p><text:s text:c="3"/>8,560</text:p>
          </table:table-cell>
          <table:table-cell table:style-name="ce60" office:value-type="float" office:value="7053" calcext:value-type="float">
            <text:p><text:s text:c="3"/>7,053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6771" calcext:value-type="float">
            <text:p><text:s text:c="3"/>6,771</text:p>
          </table:table-cell>
          <table:table-cell table:style-name="ce60" office:value-type="float" office:value="5322" calcext:value-type="float">
            <text:p><text:s text:c="3"/>5,322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0206" calcext:value-type="float">
            <text:p><text:s text:c="3"/>60,206</text:p>
          </table:table-cell>
          <table:table-cell table:style-name="ce48" office:value-type="float" office:value="57556" calcext:value-type="float">
            <text:p><text:s text:c="3"/>57,556</text:p>
          </table:table-cell>
          <table:table-cell table:style-name="ce60" office:value-type="float" office:value="7737" calcext:value-type="float">
            <text:p><text:s text:c="3"/>7,737</text:p>
          </table:table-cell>
          <table:table-cell table:style-name="ce60" office:value-type="float" office:value="4556" calcext:value-type="float">
            <text:p><text:s text:c="3"/>4,556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4717" calcext:value-type="float">
            <text:p><text:s text:c="3"/>114,717</text:p>
          </table:table-cell>
          <table:table-cell table:style-name="ce47" office:value-type="float" office:value="112658" calcext:value-type="float">
            <text:p><text:s text:c="3"/>112,658</text:p>
          </table:table-cell>
          <table:table-cell table:style-name="ce47" office:value-type="float" office:value="14699" calcext:value-type="float">
            <text:p><text:s text:c="3"/>14,699</text:p>
          </table:table-cell>
          <table:table-cell table:style-name="ce47" office:value-type="float" office:value="11824" calcext:value-type="float">
            <text:p><text:s text:c="3"/>11,824</text:p>
          </table:table-cell>
          <table:table-cell table:style-name="ce47" office:value-type="float" office:value="394" calcext:value-type="float">
            <text:p><text:s text:c="3"/>394</text:p>
          </table:table-cell>
          <table:table-cell table:style-name="ce47" office:value-type="float" office:value="306" calcext:value-type="float">
            <text:p><text:s text:c="3"/>306</text:p>
          </table:table-cell>
          <table:table-cell table:style-name="ce47" office:value-type="float" office:value="108" calcext:value-type="float">
            <text:p><text:s text:c="3"/>108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八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2376" calcext:value-type="float">
            <text:p><text:s text:c="3"/>52,376</text:p>
          </table:table-cell>
          <table:table-cell table:style-name="ce48" office:value-type="float" office:value="52429" calcext:value-type="float">
            <text:p><text:s text:c="3"/>52,429</text:p>
          </table:table-cell>
          <table:table-cell table:style-name="ce60" office:value-type="float" office:value="7718" calcext:value-type="float">
            <text:p><text:s text:c="3"/>7,718</text:p>
          </table:table-cell>
          <table:table-cell table:style-name="ce60" office:value-type="float" office:value="7261" calcext:value-type="float">
            <text:p><text:s text:c="3"/>7,261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6614" calcext:value-type="float">
            <text:p><text:s text:c="3"/>6,614</text:p>
          </table:table-cell>
          <table:table-cell table:style-name="ce60" office:value-type="float" office:value="4658" calcext:value-type="float">
            <text:p><text:s text:c="3"/>4,65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2341" calcext:value-type="float">
            <text:p><text:s text:c="3"/>62,341</text:p>
          </table:table-cell>
          <table:table-cell table:style-name="ce48" office:value-type="float" office:value="60229" calcext:value-type="float">
            <text:p><text:s text:c="3"/>60,229</text:p>
          </table:table-cell>
          <table:table-cell table:style-name="ce60" office:value-type="float" office:value="6981" calcext:value-type="float">
            <text:p><text:s text:c="3"/>6,981</text:p>
          </table:table-cell>
          <table:table-cell table:style-name="ce60" office:value-type="float" office:value="4563" calcext:value-type="float">
            <text:p><text:s text:c="3"/>4,563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6.75" calcext:value-type="float">
            <text:p><text:s/>6.75</text:p>
          </table:table-cell>
          <table:table-cell table:style-name="ce51" office:value-type="float" office:value="4.99" calcext:value-type="float">
            <text:p><text:s/>4.99</text:p>
          </table:table-cell>
          <table:table-cell table:style-name="ce51" office:value-type="float" office:value="-1.12" calcext:value-type="float">
            <text:p><text:s text:c="3"/>－1.12</text:p>
          </table:table-cell>
          <table:table-cell table:style-name="ce51" office:value-type="float" office:value="9.66" calcext:value-type="float">
            <text:p><text:s/>9.66</text:p>
          </table:table-cell>
          <table:table-cell table:style-name="ce51" office:value-type="float" office:value="-5.29" calcext:value-type="float">
            <text:p><text:s text:c="3"/>－5.29</text:p>
          </table:table-cell>
          <table:table-cell table:style-name="ce51" office:value-type="float" office:value="7.75" calcext:value-type="float">
            <text:p><text:s/>7.75</text:p>
          </table:table-cell>
          <table:table-cell table:style-name="ce51" office:value-type="float" office:value="12.5" calcext:value-type="float">
            <text:p><text:s/>12.50</text:p>
          </table:table-cell>
          <table:table-cell table:style-name="ce73"/>
          <table:table-cell table:style-name="ce84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5.18" calcext:value-type="float">
            <text:p><text:s/>5.18</text:p>
          </table:table-cell>
          <table:table-cell table:style-name="ce52" office:value-type="float" office:value="4.27" calcext:value-type="float">
            <text:p><text:s/>4.27</text:p>
          </table:table-cell>
          <table:table-cell table:style-name="ce52" office:value-type="float" office:value="-0.18" calcext:value-type="float">
            <text:p><text:s text:c="3"/>－0.18</text:p>
          </table:table-cell>
          <table:table-cell table:style-name="ce52" office:value-type="float" office:value="8.97" calcext:value-type="float">
            <text:p><text:s/>8.97</text:p>
          </table:table-cell>
          <table:table-cell table:style-name="ce52" office:value-type="float" office:value="1.89" calcext:value-type="float">
            <text:p><text:s/>1.89</text:p>
          </table:table-cell>
          <table:table-cell table:style-name="ce52" office:value-type="float" office:value="-5.1" calcext:value-type="float">
            <text:p><text:s text:c="3"/>－5.10</text:p>
          </table:table-cell>
          <table:table-cell table:style-name="ce52" office:value-type="float" office:value="25" calcext:value-type="float">
            <text:p><text:s/>25.00</text:p>
          </table:table-cell>
          <table:table-cell table:style-name="ce52" office:value-type="float" office:value="65.39" calcext:value-type="float">
            <text:p><text:s/>65.39</text:p>
          </table:table-cell>
          <table:table-cell table:style-name="ce85" office:value-type="float" office:value="-5.25" calcext:value-type="float">
            <text:p><text:s text:c="3"/>－5.2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女" calcext:value-type="string">
            <text:p><text:s/>女 </text:p>
          </table:table-cell>
          <table:table-cell table:style-name="ce53" office:value-type="float" office:value="8.11" calcext:value-type="float">
            <text:p><text:s/>8.11</text:p>
          </table:table-cell>
          <table:table-cell table:style-name="ce53" office:value-type="float" office:value="5.62" calcext:value-type="float">
            <text:p><text:s/>5.62</text:p>
          </table:table-cell>
          <table:table-cell table:style-name="ce53" office:value-type="float" office:value="-2.14" calcext:value-type="float">
            <text:p><text:s text:c="3"/>－2.14</text:p>
          </table:table-cell>
          <table:table-cell table:style-name="ce53" office:value-type="float" office:value="10.78" calcext:value-type="float">
            <text:p><text:s/>10.78</text:p>
          </table:table-cell>
          <table:table-cell table:style-name="ce53" office:value-type="float" office:value="-12.75" calcext:value-type="float">
            <text:p><text:s text:c="3"/>－12.75</text:p>
          </table:table-cell>
          <table:table-cell table:style-name="ce53" office:value-type="float" office:value="23.62" calcext:value-type="float">
            <text:p><text:s/>23.62</text:p>
          </table:table-cell>
          <table:table-cell table:style-name="ce53" office:value-type="float" office:value="1.92" calcext:value-type="float">
            <text:p><text:s/>1.92</text:p>
          </table:table-cell>
          <table:table-cell table:style-name="ce74"/>
          <table:table-cell table:style-name="ce86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54" office:value-type="float" office:value="3.34" calcext:value-type="float">
            <text:p><text:s/>3.34</text:p>
          </table:table-cell>
          <table:table-cell table:style-name="ce54" office:value-type="float" office:value="4.45" calcext:value-type="float">
            <text:p><text:s/>4.45</text:p>
          </table:table-cell>
          <table:table-cell table:style-name="ce54" office:value-type="float" office:value="-9.81" calcext:value-type="float">
            <text:p><text:s text:c="3"/>－9.81</text:p>
          </table:table-cell>
          <table:table-cell table:style-name="ce54" office:value-type="float" office:value="1.85" calcext:value-type="float">
            <text:p><text:s/>1.85</text:p>
          </table:table-cell>
          <table:table-cell table:style-name="ce54" office:value-type="float" office:value="-4.83" calcext:value-type="float">
            <text:p><text:s text:c="3"/>－4.83</text:p>
          </table:table-cell>
          <table:table-cell table:style-name="ce54" office:value-type="float" office:value="5.15" calcext:value-type="float">
            <text:p><text:s/>5.15</text:p>
          </table:table-cell>
          <table:table-cell table:style-name="ce54" office:value-type="float" office:value="-1.82" calcext:value-type="float">
            <text:p><text:s text:c="3"/>－1.8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3.09" calcext:value-type="float">
            <text:p><text:s/>3.09</text:p>
          </table:table-cell>
          <table:table-cell table:style-name="ce52" office:value-type="float" office:value="4.23" calcext:value-type="float">
            <text:p><text:s/>4.23</text:p>
          </table:table-cell>
          <table:table-cell table:style-name="ce52" office:value-type="float" office:value="-9.84" calcext:value-type="float">
            <text:p><text:s text:c="3"/>－9.84</text:p>
          </table:table-cell>
          <table:table-cell table:style-name="ce52" office:value-type="float" office:value="2.95" calcext:value-type="float">
            <text:p><text:s/>2.95</text:p>
          </table:table-cell>
          <table:table-cell table:style-name="ce52" office:value-type="float" office:value="-1.82" calcext:value-type="float">
            <text:p><text:s text:c="3"/>－1.82</text:p>
          </table:table-cell>
          <table:table-cell table:style-name="ce52" office:value-type="float" office:value="2.05" calcext:value-type="float">
            <text:p><text:s/>2.05</text:p>
          </table:table-cell>
          <table:table-cell table:style-name="ce52" office:value-type="float" office:value="3.77" calcext:value-type="float">
            <text:p><text:s/>3.77</text:p>
          </table:table-cell>
          <table:table-cell table:style-name="ce52" office:value-type="float" office:value="-2.32" calcext:value-type="float">
            <text:p><text:s text:c="3"/>－2.32</text:p>
          </table:table-cell>
          <table:table-cell table:style-name="ce85" office:value-type="float" office:value="-12.48" calcext:value-type="float">
            <text:p><text:s text:c="3"/>－12.4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女" calcext:value-type="string">
            <text:p><text:s/>女 </text:p>
          </table:table-cell>
          <table:table-cell table:style-name="ce53" office:value-type="float" office:value="3.55" calcext:value-type="float">
            <text:p><text:s/>3.55</text:p>
          </table:table-cell>
          <table:table-cell table:style-name="ce53" office:value-type="float" office:value="4.64" calcext:value-type="float">
            <text:p><text:s/>4.64</text:p>
          </table:table-cell>
          <table:table-cell table:style-name="ce53" office:value-type="float" office:value="-9.77" calcext:value-type="float">
            <text:p><text:s text:c="3"/>－9.77</text:p>
          </table:table-cell>
          <table:table-cell table:style-name="ce53" office:value-type="float" office:value="0.15" calcext:value-type="float">
            <text:p><text:s/>0.15</text:p>
          </table:table-cell>
          <table:table-cell table:style-name="ce53" office:value-type="float" office:value="-8.25" calcext:value-type="float">
            <text:p><text:s text:c="3"/>－8.25</text:p>
          </table:table-cell>
          <table:table-cell table:style-name="ce53" office:value-type="float" office:value="8.28" calcext:value-type="float">
            <text:p><text:s/>8.28</text:p>
          </table:table-cell>
          <table:table-cell table:style-name="ce53" office:value-type="float" office:value="-7.02" calcext:value-type="float">
            <text:p><text:s text:c="3"/>－7.02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6">
          <table:table-cell table:style-name="ce26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7" table:number-columns-repeated="5"/>
          <table:table-cell table:style-name="ce63" table:number-columns-repeated="3"/>
          <table:table-cell table:style-name="ce75" table:number-columns-spanned="2" table:number-rows-spanned="1"/>
          <table:covered-table-cell table:style-name="ce75"/>
          <table:table-cell table:style-name="ce93" table:number-columns-repeated="1013"/>
        </table:table-row>
        <table:table-row table:style-name="ro7">
          <table:table-cell table:number-columns-repeated="4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6" table:number-columns-repeated="2"/>
          <table:table-cell table:number-columns-repeated="1013"/>
        </table:table-row>
        <table:table-row table:style-name="ro7" table:number-rows-repeated="104848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6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7"/>
        <table:table-column table:style-name="co2" table:default-cell-style-name="ce27"/>
        <table:table-column table:style-name="co11" table:number-columns-repeated="2" table:default-cell-style-name="ce27"/>
        <table:table-column table:style-name="co12" table:number-columns-repeated="7" table:default-cell-style-name="ce27"/>
        <table:table-column table:style-name="co6" table:number-columns-repeated="9" table:default-cell-style-name="ce27"/>
        <table:table-column table:style-name="co7" table:number-columns-repeated="6" table:default-cell-style-name="ce27"/>
        <table:table-column table:style-name="co8" table:number-columns-repeated="4" table:default-cell-style-name="ce27"/>
        <table:table-column table:style-name="co9" table:number-columns-repeated="994" table:default-cell-style-name="Default"/>
        <table:table-header-rows>
          <table:table-row table:style-name="ro1">
            <table:table-cell table:style-name="ce97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5"/>
            <table:table-cell table:style-name="ce87" table:number-columns-repeated="5"/>
            <table:table-cell table:style-name="ce94" table:number-columns-spanned="14" table:number-rows-spanned="1"/>
            <table:covered-table-cell table:number-columns-repeated="13" table:style-name="ce94"/>
            <table:table-cell table:style-name="ce96" table:number-columns-repeated="994"/>
          </table:table-row>
          <table:table-row table:style-name="ro8">
            <table:table-cell table:style-name="ce98" office:value-type="string" office:string-value="中 華 民 國 98 年 8 月 份" calcext:value-type="string" table:number-columns-spanned="11" table:number-rows-spanned="1">
              <text:p><text:s/>中 華 民 國 98 年 8 月 份 </text:p>
            </table:table-cell>
            <table:covered-table-cell table:number-columns-repeated="10" table:style-name="ce98"/>
            <table:table-cell table:style-name="ce113" table:number-columns-repeated="4"/>
            <table:table-cell table:style-name="ce96" table:number-columns-repeated="2"/>
            <table:table-cell table:style-name="ce114" table:number-columns-repeated="4"/>
            <table:table-cell table:style-name="ce113"/>
            <table:table-cell table:style-name="ce114" table:number-columns-repeated="8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8" table:number-columns-repeated="4"/>
            <table:table-cell table:number-columns-repeated="2"/>
            <table:table-cell table:style-name="ce95" table:number-columns-repeated="4"/>
            <table:table-cell table:style-name="ce88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89" table:number-columns-repeated="19"/>
            <table:table-cell table:number-columns-repeated="994"/>
          </table:table-row>
        </table:table-header-rows>
        <table:table-row table:style-name="ro9">
          <table:table-cell table:style-name="ce5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14717" calcext:value-type="float">
            <text:p><text:s text:c="3"/>114,717</text:p>
          </table:table-cell>
          <table:table-cell table:style-name="ce58" office:value-type="float" office:value="112658" calcext:value-type="float">
            <text:p><text:s text:c="3"/>112,658</text:p>
          </table:table-cell>
          <table:table-cell table:style-name="ce58" office:value-type="float" office:value="14699" calcext:value-type="float">
            <text:p><text:s text:c="3"/>14,699</text:p>
          </table:table-cell>
          <table:table-cell table:style-name="ce58" office:value-type="float" office:value="11824" calcext:value-type="float">
            <text:p><text:s text:c="3"/>11,824</text:p>
          </table:table-cell>
          <table:table-cell table:style-name="ce58" office:value-type="float" office:value="394" calcext:value-type="float">
            <text:p><text:s text:c="3"/>394</text:p>
          </table:table-cell>
          <table:table-cell table:style-name="ce58" office:value-type="float" office:value="306" calcext:value-type="float">
            <text:p><text:s text:c="3"/>306</text:p>
          </table:table-cell>
          <table:table-cell table:style-name="ce58" office:value-type="float" office:value="108" calcext:value-type="float">
            <text:p><text:s text:c="3"/>108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總 <text:s text:c="6"/>計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67" office:value-type="float" office:value="52376" calcext:value-type="float">
            <text:p><text:s text:c="3"/>52,376</text:p>
          </table:table-cell>
          <table:table-cell table:style-name="ce58" office:value-type="float" office:value="52429" calcext:value-type="float">
            <text:p><text:s text:c="3"/>52,429</text:p>
          </table:table-cell>
          <table:table-cell table:style-name="ce58" office:value-type="float" office:value="7718" calcext:value-type="float">
            <text:p><text:s text:c="3"/>7,718</text:p>
          </table:table-cell>
          <table:table-cell table:style-name="ce58" office:value-type="float" office:value="7261" calcext:value-type="float">
            <text:p><text:s text:c="3"/>7,261</text:p>
          </table:table-cell>
          <table:table-cell table:style-name="ce58" office:value-type="float" office:value="216" calcext:value-type="float">
            <text:p><text:s text:c="3"/>216</text:p>
          </table:table-cell>
          <table:table-cell table:style-name="ce58" office:value-type="float" office:value="149" calcext:value-type="float">
            <text:p><text:s text:c="3"/>149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6614" calcext:value-type="float">
            <text:p><text:s text:c="3"/>6,614</text:p>
          </table:table-cell>
          <table:table-cell table:style-name="ce58" office:value-type="float" office:value="4658" calcext:value-type="float">
            <text:p><text:s text:c="3"/>4,658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59" office:value-type="float" office:value="62341" calcext:value-type="float">
            <text:p><text:s text:c="3"/>62,341</text:p>
          </table:table-cell>
          <table:table-cell table:style-name="ce71" office:value-type="float" office:value="60229" calcext:value-type="float">
            <text:p><text:s text:c="3"/>60,229</text:p>
          </table:table-cell>
          <table:table-cell table:style-name="ce71" office:value-type="float" office:value="6981" calcext:value-type="float">
            <text:p><text:s text:c="3"/>6,981</text:p>
          </table:table-cell>
          <table:table-cell table:style-name="ce71" office:value-type="float" office:value="4563" calcext:value-type="float">
            <text:p><text:s text:c="3"/>4,563</text:p>
          </table:table-cell>
          <table:table-cell table:style-name="ce71" office:value-type="float" office:value="178" calcext:value-type="float">
            <text:p><text:s text:c="3"/>178</text:p>
          </table:table-cell>
          <table:table-cell table:style-name="ce71" office:value-type="float" office:value="157" calcext:value-type="float">
            <text:p><text:s text:c="3"/>157</text:p>
          </table:table-cell>
          <table:table-cell table:style-name="ce71" office:value-type="float" office:value="53" calcext:value-type="float">
            <text:p><text:s text:c="3"/>53</text:p>
          </table:table-cell>
          <table:table-cell table:style-name="ce71" table:number-columns-repeated="2"/>
          <table:table-cell table:style-name="ce90" table:number-columns-repeated="19"/>
          <table:table-cell table:number-columns-repeated="994"/>
        </table:table-row>
        <table:table-row table:style-name="ro9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13609" calcext:value-type="float">
            <text:p><text:s text:c="3"/>113,609</text:p>
          </table:table-cell>
          <table:table-cell table:style-name="ce58" office:value-type="float" office:value="112228" calcext:value-type="float">
            <text:p><text:s text:c="3"/>112,228</text:p>
          </table:table-cell>
          <table:table-cell table:style-name="ce58" office:value-type="float" office:value="14613" calcext:value-type="float">
            <text:p><text:s text:c="3"/>14,613</text:p>
          </table:table-cell>
          <table:table-cell table:style-name="ce58" office:value-type="float" office:value="11789" calcext:value-type="float">
            <text:p><text:s text:c="3"/>11,789</text:p>
          </table:table-cell>
          <table:table-cell table:style-name="ce58" office:value-type="float" office:value="393" calcext:value-type="float">
            <text:p><text:s text:c="3"/>393</text:p>
          </table:table-cell>
          <table:table-cell table:style-name="ce58" office:value-type="float" office:value="305" calcext:value-type="float">
            <text:p><text:s text:c="3"/>305</text:p>
          </table:table-cell>
          <table:table-cell table:style-name="ce58" office:value-type="float" office:value="108" calcext:value-type="float">
            <text:p><text:s text:c="3"/>108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0" office:value-type="string" office:string-value="臺灣地區" calcext:value-type="string">
            <text:p><text:s/>臺灣地區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51864" calcext:value-type="float">
            <text:p><text:s text:c="3"/>51,864</text:p>
          </table:table-cell>
          <table:table-cell table:style-name="ce58" office:value-type="float" office:value="52183" calcext:value-type="float">
            <text:p><text:s text:c="3"/>52,183</text:p>
          </table:table-cell>
          <table:table-cell table:style-name="ce58" office:value-type="float" office:value="7678" calcext:value-type="float">
            <text:p><text:s text:c="3"/>7,678</text:p>
          </table:table-cell>
          <table:table-cell table:style-name="ce58" office:value-type="float" office:value="7235" calcext:value-type="float">
            <text:p><text:s text:c="3"/>7,235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148" calcext:value-type="float">
            <text:p><text:s text:c="3"/>148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6595" calcext:value-type="float">
            <text:p><text:s text:c="3"/>6,595</text:p>
          </table:table-cell>
          <table:table-cell table:style-name="ce58" office:value-type="float" office:value="4645" calcext:value-type="float">
            <text:p><text:s text:c="3"/>4,645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59" office:value-type="float" office:value="61745" calcext:value-type="float">
            <text:p><text:s text:c="3"/>61,745</text:p>
          </table:table-cell>
          <table:table-cell table:style-name="ce71" office:value-type="float" office:value="60045" calcext:value-type="float">
            <text:p><text:s text:c="3"/>60,045</text:p>
          </table:table-cell>
          <table:table-cell table:style-name="ce71" office:value-type="float" office:value="6935" calcext:value-type="float">
            <text:p><text:s text:c="3"/>6,935</text:p>
          </table:table-cell>
          <table:table-cell table:style-name="ce71" office:value-type="float" office:value="4554" calcext:value-type="float">
            <text:p><text:s text:c="3"/>4,554</text:p>
          </table:table-cell>
          <table:table-cell table:style-name="ce71" office:value-type="float" office:value="178" calcext:value-type="float">
            <text:p><text:s text:c="3"/>178</text:p>
          </table:table-cell>
          <table:table-cell table:style-name="ce71" office:value-type="float" office:value="157" calcext:value-type="float">
            <text:p><text:s text:c="3"/>157</text:p>
          </table:table-cell>
          <table:table-cell table:style-name="ce71" office:value-type="float" office:value="53" calcext:value-type="float">
            <text:p><text:s text:c="3"/>53</text:p>
          </table:table-cell>
          <table:table-cell table:style-name="ce71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89120" calcext:value-type="float">
            <text:p><text:s text:c="3"/>89,120</text:p>
          </table:table-cell>
          <table:table-cell table:style-name="ce58" office:value-type="float" office:value="84776" calcext:value-type="float">
            <text:p><text:s text:c="3"/>84,776</text:p>
          </table:table-cell>
          <table:table-cell table:style-name="ce58" office:value-type="float" office:value="12411" calcext:value-type="float">
            <text:p><text:s text:c="3"/>12,411</text:p>
          </table:table-cell>
          <table:table-cell table:style-name="ce58" office:value-type="float" office:value="9789" calcext:value-type="float">
            <text:p><text:s text:c="3"/>9,789</text:p>
          </table:table-cell>
          <table:table-cell table:style-name="ce58" office:value-type="float" office:value="317" calcext:value-type="float">
            <text:p><text:s text:c="3"/>317</text:p>
          </table:table-cell>
          <table:table-cell table:style-name="ce58" office:value-type="float" office:value="236" calcext:value-type="float">
            <text:p><text:s text:c="3"/>236</text:p>
          </table:table-cell>
          <table:table-cell table:style-name="ce58" office:value-type="float" office:value="93" calcext:value-type="float">
            <text:p><text:s text:c="3"/>93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40733" calcext:value-type="float">
            <text:p><text:s text:c="3"/>40,733</text:p>
          </table:table-cell>
          <table:table-cell table:style-name="ce58" office:value-type="float" office:value="39470" calcext:value-type="float">
            <text:p><text:s text:c="3"/>39,470</text:p>
          </table:table-cell>
          <table:table-cell table:style-name="ce58" office:value-type="float" office:value="6540" calcext:value-type="float">
            <text:p><text:s text:c="3"/>6,540</text:p>
          </table:table-cell>
          <table:table-cell table:style-name="ce58" office:value-type="float" office:value="6007" calcext:value-type="float">
            <text:p><text:s text:c="3"/>6,007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style-name="ce58" office:value-type="float" office:value="5392" calcext:value-type="float">
            <text:p><text:s text:c="3"/>5,392</text:p>
          </table:table-cell>
          <table:table-cell table:style-name="ce58" office:value-type="float" office:value="3800" calcext:value-type="float">
            <text:p><text:s text:c="3"/>3,800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59" office:value-type="float" office:value="48387" calcext:value-type="float">
            <text:p><text:s text:c="3"/>48,387</text:p>
          </table:table-cell>
          <table:table-cell table:style-name="ce59" office:value-type="float" office:value="45306" calcext:value-type="float">
            <text:p><text:s text:c="3"/>45,306</text:p>
          </table:table-cell>
          <table:table-cell table:style-name="ce59" office:value-type="float" office:value="5871" calcext:value-type="float">
            <text:p><text:s text:c="3"/>5,871</text:p>
          </table:table-cell>
          <table:table-cell table:style-name="ce59" office:value-type="float" office:value="3782" calcext:value-type="float">
            <text:p><text:s text:c="3"/>3,782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120" calcext:value-type="float">
            <text:p><text:s text:c="3"/>120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70" table:number-columns-repeated="2"/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2828" calcext:value-type="float">
            <text:p><text:s text:c="3"/>22,828</text:p>
          </table:table-cell>
          <table:table-cell table:style-name="ce60" office:value-type="float" office:value="19319" calcext:value-type="float">
            <text:p><text:s text:c="3"/>19,319</text:p>
          </table:table-cell>
          <table:table-cell table:style-name="ce60" office:value-type="float" office:value="2560" calcext:value-type="float">
            <text:p><text:s text:c="3"/>2,560</text:p>
          </table:table-cell>
          <table:table-cell table:style-name="ce108" office:value-type="float" office:value="1409" calcext:value-type="float">
            <text:p><text:s text:c="3"/>1,409</text:p>
          </table:table-cell>
          <table:table-cell table:style-name="ce108" office:value-type="float" office:value="70" calcext:value-type="float">
            <text:p><text:s text:c="3"/>70</text:p>
          </table:table-cell>
          <table:table-cell table:style-name="ce108" office:value-type="float" office:value="45" calcext:value-type="float">
            <text:p><text:s text:c="3"/>45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0508" calcext:value-type="float">
            <text:p><text:s text:c="3"/>10,508</text:p>
          </table:table-cell>
          <table:table-cell table:style-name="ce48" office:value-type="float" office:value="9006" calcext:value-type="float">
            <text:p><text:s text:c="3"/>9,006</text:p>
          </table:table-cell>
          <table:table-cell table:style-name="ce60" office:value-type="float" office:value="1331" calcext:value-type="float">
            <text:p><text:s text:c="3"/>1,331</text:p>
          </table:table-cell>
          <table:table-cell table:style-name="ce109" office:value-type="float" office:value="881" calcext:value-type="float">
            <text:p><text:s text:c="3"/>881</text:p>
          </table:table-cell>
          <table:table-cell table:style-name="ce109" office:value-type="float" office:value="39" calcext:value-type="float">
            <text:p><text:s text:c="3"/>39</text:p>
          </table:table-cell>
          <table:table-cell table:style-name="ce109" office:value-type="float" office:value="23" calcext:value-type="float">
            <text:p><text:s text:c="3"/>23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1333" calcext:value-type="float">
            <text:p><text:s text:c="3"/>1,333</text:p>
          </table:table-cell>
          <table:table-cell table:style-name="ce60" office:value-type="float" office:value="877" calcext:value-type="float">
            <text:p><text:s text:c="3"/>877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2320" calcext:value-type="float">
            <text:p><text:s text:c="3"/>12,320</text:p>
          </table:table-cell>
          <table:table-cell table:style-name="ce57" office:value-type="float" office:value="10313" calcext:value-type="float">
            <text:p><text:s text:c="3"/>10,313</text:p>
          </table:table-cell>
          <table:table-cell table:style-name="ce107" office:value-type="float" office:value="1229" calcext:value-type="float">
            <text:p><text:s text:c="3"/>1,229</text:p>
          </table:table-cell>
          <table:table-cell table:style-name="ce107" office:value-type="float" office:value="528" calcext:value-type="float">
            <text:p><text:s text:c="3"/>528</text:p>
          </table:table-cell>
          <table:table-cell table:style-name="ce107" office:value-type="float" office:value="31" calcext:value-type="float">
            <text:p><text:s text:c="3"/>31</text:p>
          </table:table-cell>
          <table:table-cell table:style-name="ce107" office:value-type="float" office:value="22" calcext:value-type="float">
            <text:p><text:s text:c="3"/>22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227" calcext:value-type="float">
            <text:p><text:s text:c="3"/>2,227</text:p>
          </table:table-cell>
          <table:table-cell table:style-name="ce60" office:value-type="float" office:value="2309" calcext:value-type="float">
            <text:p><text:s text:c="3"/>2,309</text:p>
          </table:table-cell>
          <table:table-cell table:style-name="ce60" office:value-type="float" office:value="300" calcext:value-type="float">
            <text:p><text:s text:c="3"/>300</text:p>
          </table:table-cell>
          <table:table-cell table:style-name="ce108" office:value-type="float" office:value="235" calcext:value-type="float">
            <text:p><text:s text:c="3"/>235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宜<text:span text:style-name="T1">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012" calcext:value-type="float">
            <text:p><text:s text:c="3"/>1,012</text:p>
          </table:table-cell>
          <table:table-cell table:style-name="ce48" office:value-type="float" office:value="1043" calcext:value-type="float">
            <text:p><text:s text:c="3"/>1,043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109" office:value-type="float" office:value="142" calcext:value-type="float">
            <text:p><text:s text:c="3"/>142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35" calcext:value-type="float">
            <text:p><text:s text:c="3"/>135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215" calcext:value-type="float">
            <text:p><text:s text:c="3"/>1,215</text:p>
          </table:table-cell>
          <table:table-cell table:style-name="ce57" office:value-type="float" office:value="1266" calcext:value-type="float">
            <text:p><text:s text:c="3"/>1,266</text:p>
          </table:table-cell>
          <table:table-cell table:style-name="ce107" office:value-type="float" office:value="143" calcext:value-type="float">
            <text:p><text:s text:c="3"/>143</text:p>
          </table:table-cell>
          <table:table-cell table:style-name="ce107" office:value-type="float" office:value="93" calcext:value-type="float">
            <text:p><text:s text:c="3"/>9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107" office:value-type="float" office:value="3" calcext:value-type="float">
            <text:p><text:s text:c="3"/>3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0489" calcext:value-type="float">
            <text:p><text:s text:c="3"/>10,489</text:p>
          </table:table-cell>
          <table:table-cell table:style-name="ce60" office:value-type="float" office:value="9386" calcext:value-type="float">
            <text:p><text:s text:c="3"/>9,386</text:p>
          </table:table-cell>
          <table:table-cell table:style-name="ce60" office:value-type="float" office:value="1421" calcext:value-type="float">
            <text:p><text:s text:c="3"/>1,421</text:p>
          </table:table-cell>
          <table:table-cell table:style-name="ce108" office:value-type="float" office:value="740" calcext:value-type="float">
            <text:p><text:s text:c="3"/>740</text:p>
          </table:table-cell>
          <table:table-cell table:style-name="ce108" office:value-type="float" office:value="31" calcext:value-type="float">
            <text:p><text:s text:c="3"/>31</text:p>
          </table:table-cell>
          <table:table-cell table:style-name="ce108" office:value-type="float" office:value="34" calcext:value-type="float">
            <text:p><text:s text:c="3"/>34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桃<text:span text:style-name="T1">園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822" calcext:value-type="float">
            <text:p><text:s text:c="3"/>4,822</text:p>
          </table:table-cell>
          <table:table-cell table:style-name="ce48" office:value-type="float" office:value="4389" calcext:value-type="float">
            <text:p><text:s text:c="3"/>4,389</text:p>
          </table:table-cell>
          <table:table-cell table:style-name="ce60" office:value-type="float" office:value="760" calcext:value-type="float">
            <text:p><text:s text:c="3"/>760</text:p>
          </table:table-cell>
          <table:table-cell table:style-name="ce109" office:value-type="float" office:value="470" calcext:value-type="float">
            <text:p><text:s text:c="3"/>470</text:p>
          </table:table-cell>
          <table:table-cell table:style-name="ce109" office:value-type="float" office:value="22" calcext:value-type="float">
            <text:p><text:s text:c="3"/>22</text:p>
          </table:table-cell>
          <table:table-cell table:style-name="ce109" office:value-type="float" office:value="19" calcext:value-type="float">
            <text:p><text:s text:c="3"/>19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611" calcext:value-type="float">
            <text:p><text:s text:c="3"/>611</text:p>
          </table:table-cell>
          <table:table-cell table:style-name="ce60" office:value-type="float" office:value="479" calcext:value-type="float">
            <text:p><text:s text:c="3"/>47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5667" calcext:value-type="float">
            <text:p><text:s text:c="3"/>5,667</text:p>
          </table:table-cell>
          <table:table-cell table:style-name="ce57" office:value-type="float" office:value="4997" calcext:value-type="float">
            <text:p><text:s text:c="3"/>4,997</text:p>
          </table:table-cell>
          <table:table-cell table:style-name="ce107" office:value-type="float" office:value="661" calcext:value-type="float">
            <text:p><text:s text:c="3"/>661</text:p>
          </table:table-cell>
          <table:table-cell table:style-name="ce107" office:value-type="float" office:value="270" calcext:value-type="float">
            <text:p><text:s text:c="3"/>270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07" office:value-type="float" office:value="6" calcext:value-type="float">
            <text:p><text:s text:c="3"/>6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628" calcext:value-type="float">
            <text:p><text:s text:c="3"/>2,628</text:p>
          </table:table-cell>
          <table:table-cell table:style-name="ce60" office:value-type="float" office:value="2049" calcext:value-type="float">
            <text:p><text:s text:c="3"/>2,049</text:p>
          </table:table-cell>
          <table:table-cell table:style-name="ce60" office:value-type="float" office:value="474" calcext:value-type="float">
            <text:p><text:s text:c="3"/>474</text:p>
          </table:table-cell>
          <table:table-cell table:style-name="ce108" office:value-type="float" office:value="225" calcext:value-type="float">
            <text:p><text:s text:c="3"/>225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新<text:span text:style-name="T1">竹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251" calcext:value-type="float">
            <text:p><text:s text:c="3"/>1,251</text:p>
          </table:table-cell>
          <table:table-cell table:style-name="ce48" office:value-type="float" office:value="943" calcext:value-type="float">
            <text:p><text:s text:c="3"/>94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109" office:value-type="float" office:value="142" calcext:value-type="float">
            <text:p><text:s text:c="3"/>142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176" calcext:value-type="float">
            <text:p><text:s text:c="3"/>176</text:p>
          </table:table-cell>
          <table:table-cell table:style-name="ce60" office:value-type="float" office:value="97" calcext:value-type="float">
            <text:p><text:s text:c="3"/>97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377" calcext:value-type="float">
            <text:p><text:s text:c="3"/>1,377</text:p>
          </table:table-cell>
          <table:table-cell table:style-name="ce57" office:value-type="float" office:value="1106" calcext:value-type="float">
            <text:p><text:s text:c="3"/>1,106</text:p>
          </table:table-cell>
          <table:table-cell table:style-name="ce107" office:value-type="float" office:value="226" calcext:value-type="float">
            <text:p><text:s text:c="3"/>226</text:p>
          </table:table-cell>
          <table:table-cell table:style-name="ce107" office:value-type="float" office:value="83" calcext:value-type="float">
            <text:p><text:s text:c="3"/>8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895" calcext:value-type="float">
            <text:p><text:s text:c="3"/>1,895</text:p>
          </table:table-cell>
          <table:table-cell table:style-name="ce60" office:value-type="float" office:value="1776" calcext:value-type="float">
            <text:p><text:s text:c="3"/>1,776</text:p>
          </table:table-cell>
          <table:table-cell table:style-name="ce60" office:value-type="float" office:value="381" calcext:value-type="float">
            <text:p><text:s text:c="3"/>381</text:p>
          </table:table-cell>
          <table:table-cell table:style-name="ce108" office:value-type="float" office:value="319" calcext:value-type="float">
            <text:p><text:s text:c="3"/>319</text:p>
          </table:table-cell>
          <table:table-cell table:style-name="ce108" office:value-type="float" office:value="7" calcext:value-type="float">
            <text:p><text:s text:c="3"/>7</text:p>
          </table:table-cell>
          <table:table-cell table:number-columns-repeated="2"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苗<text:span text:style-name="T1">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880" calcext:value-type="float">
            <text:p><text:s text:c="3"/>880</text:p>
          </table:table-cell>
          <table:table-cell table:style-name="ce48" office:value-type="float" office:value="824" calcext:value-type="float">
            <text:p><text:s text:c="3"/>824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109" office:value-type="float" office:value="197" calcext:value-type="float">
            <text:p><text:s text:c="3"/>197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2" table:style-name="ce109" office:value-type="float" office:value="2" calcext:value-type="float">
            <text:p><text:s text:c="3"/>2</text:p>
          </table:table-cell>
          <table:table-cell table:style-name="ce109" office:value-type="float" office:value="137" calcext:value-type="float">
            <text:p><text:s text:c="3"/>137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015" calcext:value-type="float">
            <text:p><text:s text:c="3"/>1,015</text:p>
          </table:table-cell>
          <table:table-cell table:style-name="ce57" office:value-type="float" office:value="952" calcext:value-type="float">
            <text:p><text:s text:c="3"/>952</text:p>
          </table:table-cell>
          <table:table-cell table:style-name="ce107" office:value-type="float" office:value="198" calcext:value-type="float">
            <text:p><text:s text:c="3"/>198</text:p>
          </table:table-cell>
          <table:table-cell table:style-name="ce107" office:value-type="float" office:value="122" calcext:value-type="float">
            <text:p><text:s text:c="3"/>122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5767" calcext:value-type="float">
            <text:p><text:s text:c="3"/>5,767</text:p>
          </table:table-cell>
          <table:table-cell table:style-name="ce60" office:value-type="float" office:value="5849" calcext:value-type="float">
            <text:p><text:s text:c="3"/>5,849</text:p>
          </table:table-cell>
          <table:table-cell table:style-name="ce60" office:value-type="float" office:value="1022" calcext:value-type="float">
            <text:p><text:s text:c="3"/>1,022</text:p>
          </table:table-cell>
          <table:table-cell table:style-name="ce108" office:value-type="float" office:value="670" calcext:value-type="float">
            <text:p><text:s text:c="3"/>670</text:p>
          </table:table-cell>
          <table:table-cell table:style-name="ce108" office:value-type="float" office:value="28" calcext:value-type="float">
            <text:p><text:s text:c="3"/>28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623" calcext:value-type="float">
            <text:p><text:s text:c="3"/>2,623</text:p>
          </table:table-cell>
          <table:table-cell table:style-name="ce48" office:value-type="float" office:value="2630" calcext:value-type="float">
            <text:p><text:s text:c="3"/>2,630</text:p>
          </table:table-cell>
          <table:table-cell table:style-name="ce60" office:value-type="float" office:value="519" calcext:value-type="float">
            <text:p><text:s text:c="3"/>519</text:p>
          </table:table-cell>
          <table:table-cell table:style-name="ce109" office:value-type="float" office:value="421" calcext:value-type="float">
            <text:p><text:s text:c="3"/>421</text:p>
          </table:table-cell>
          <table:table-cell table:style-name="ce109" office:value-type="float" office:value="15" calcext:value-type="float">
            <text:p><text:s text:c="3"/>15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401" calcext:value-type="float">
            <text:p><text:s text:c="3"/>401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3144" calcext:value-type="float">
            <text:p><text:s text:c="3"/>3,144</text:p>
          </table:table-cell>
          <table:table-cell table:style-name="ce57" office:value-type="float" office:value="3219" calcext:value-type="float">
            <text:p><text:s text:c="3"/>3,219</text:p>
          </table:table-cell>
          <table:table-cell table:style-name="ce107" office:value-type="float" office:value="503" calcext:value-type="float">
            <text:p><text:s text:c="3"/>503</text:p>
          </table:table-cell>
          <table:table-cell table:style-name="ce107" office:value-type="float" office:value="249" calcext:value-type="float">
            <text:p><text:s text:c="3"/>249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793" calcext:value-type="float">
            <text:p><text:s text:c="3"/>3,793</text:p>
          </table:table-cell>
          <table:table-cell table:style-name="ce60" office:value-type="float" office:value="4234" calcext:value-type="float">
            <text:p><text:s text:c="3"/>4,234</text:p>
          </table:table-cell>
          <table:table-cell table:style-name="ce60" office:value-type="float" office:value="906" calcext:value-type="float">
            <text:p><text:s text:c="3"/>906</text:p>
          </table:table-cell>
          <table:table-cell table:style-name="ce108" office:value-type="float" office:value="735" calcext:value-type="float">
            <text:p><text:s text:c="3"/>735</text:p>
          </table:table-cell>
          <table:table-cell table:number-columns-repeated="2" table:style-name="ce108" office:value-type="float" office:value="17" calcext:value-type="float">
            <text:p><text:s text:c="3"/>17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彰<text:span text:style-name="T1">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677" calcext:value-type="float">
            <text:p><text:s text:c="3"/>1,677</text:p>
          </table:table-cell>
          <table:table-cell table:style-name="ce48" office:value-type="float" office:value="1997" calcext:value-type="float">
            <text:p><text:s text:c="3"/>1,997</text:p>
          </table:table-cell>
          <table:table-cell table:style-name="ce60" office:value-type="float" office:value="484" calcext:value-type="float">
            <text:p><text:s text:c="3"/>484</text:p>
          </table:table-cell>
          <table:table-cell table:style-name="ce109" office:value-type="float" office:value="439" calcext:value-type="float">
            <text:p><text:s text:c="3"/>439</text:p>
          </table:table-cell>
          <table:table-cell table:number-columns-repeated="2" table:style-name="ce109" office:value-type="float" office:value="9" calcext:value-type="float">
            <text:p><text:s text:c="3"/>9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334" calcext:value-type="float">
            <text:p><text:s text:c="3"/>334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116" calcext:value-type="float">
            <text:p><text:s text:c="3"/>2,116</text:p>
          </table:table-cell>
          <table:table-cell table:style-name="ce57" office:value-type="float" office:value="2237" calcext:value-type="float">
            <text:p><text:s text:c="3"/>2,237</text:p>
          </table:table-cell>
          <table:table-cell table:style-name="ce107" office:value-type="float" office:value="422" calcext:value-type="float">
            <text:p><text:s text:c="3"/>422</text:p>
          </table:table-cell>
          <table:table-cell table:style-name="ce107" office:value-type="float" office:value="296" calcext:value-type="float">
            <text:p><text:s text:c="3"/>296</text:p>
          </table:table-cell>
          <table:table-cell table:number-columns-repeated="2" table:style-name="ce107" office:value-type="float" office:value="8" calcext:value-type="float">
            <text:p><text:s text:c="3"/>8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794" calcext:value-type="float">
            <text:p><text:s text:c="3"/>1,794</text:p>
          </table:table-cell>
          <table:table-cell table:style-name="ce60" office:value-type="float" office:value="2008" calcext:value-type="float">
            <text:p><text:s text:c="3"/>2,008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108" office:value-type="float" office:value="330" calcext:value-type="float">
            <text:p><text:s text:c="3"/>330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南<text:span text:style-name="T1">投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833" calcext:value-type="float">
            <text:p><text:s text:c="3"/>833</text:p>
          </table:table-cell>
          <table:table-cell table:style-name="ce48" office:value-type="float" office:value="957" calcext:value-type="float">
            <text:p><text:s text:c="3"/>957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109" office:value-type="float" office:value="209" calcext:value-type="float">
            <text:p><text:s text:c="3"/>209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2" table:style-name="ce109" office:value-type="float" office:value="1" calcext:value-type="float">
            <text:p><text:s text:c="3"/>1</text:p>
          </table:table-cell>
          <table:table-cell table:style-name="ce109" office:value-type="float" office:value="147" calcext:value-type="float">
            <text:p><text:s text:c="3"/>147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961" calcext:value-type="float">
            <text:p><text:s text:c="3"/>961</text:p>
          </table:table-cell>
          <table:table-cell table:style-name="ce57" office:value-type="float" office:value="1051" calcext:value-type="float">
            <text:p><text:s text:c="3"/>1,051</text:p>
          </table:table-cell>
          <table:table-cell table:style-name="ce107" office:value-type="float" office:value="152" calcext:value-type="float">
            <text:p><text:s text:c="3"/>152</text:p>
          </table:table-cell>
          <table:table-cell table:style-name="ce107" office:value-type="float" office:value="121" calcext:value-type="float">
            <text:p><text:s text:c="3"/>121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237" calcext:value-type="float">
            <text:p><text:s text:c="3"/>2,237</text:p>
          </table:table-cell>
          <table:table-cell table:style-name="ce60" office:value-type="float" office:value="2474" calcext:value-type="float">
            <text:p><text:s text:c="3"/>2,474</text:p>
          </table:table-cell>
          <table:table-cell table:style-name="ce60" office:value-type="float" office:value="469" calcext:value-type="float">
            <text:p><text:s text:c="3"/>469</text:p>
          </table:table-cell>
          <table:table-cell table:style-name="ce108" office:value-type="float" office:value="485" calcext:value-type="float">
            <text:p><text:s text:c="3"/>485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雲<text:span text:style-name="T1">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996" calcext:value-type="float">
            <text:p><text:s text:c="3"/>996</text:p>
          </table:table-cell>
          <table:table-cell table:style-name="ce48" office:value-type="float" office:value="1107" calcext:value-type="float">
            <text:p><text:s text:c="3"/>1,107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109" office:value-type="float" office:value="272" calcext:value-type="float">
            <text:p><text:s text:c="3"/>272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86" calcext:value-type="float">
            <text:p><text:s text:c="3"/>186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241" calcext:value-type="float">
            <text:p><text:s text:c="3"/>1,241</text:p>
          </table:table-cell>
          <table:table-cell table:style-name="ce57" office:value-type="float" office:value="1367" calcext:value-type="float">
            <text:p><text:s text:c="3"/>1,367</text:p>
          </table:table-cell>
          <table:table-cell table:style-name="ce107" office:value-type="float" office:value="223" calcext:value-type="float">
            <text:p><text:s text:c="3"/>223</text:p>
          </table:table-cell>
          <table:table-cell table:style-name="ce107" office:value-type="float" office:value="213" calcext:value-type="float">
            <text:p><text:s text:c="3"/>213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990" calcext:value-type="float">
            <text:p><text:s text:c="3"/>1,990</text:p>
          </table:table-cell>
          <table:table-cell table:style-name="ce60" office:value-type="float" office:value="2053" calcext:value-type="float">
            <text:p><text:s text:c="3"/>2,053</text:p>
          </table:table-cell>
          <table:table-cell table:style-name="ce60" office:value-type="float" office:value="358" calcext:value-type="float">
            <text:p><text:s text:c="3"/>358</text:p>
          </table:table-cell>
          <table:table-cell table:style-name="ce108" office:value-type="float" office:value="412" calcext:value-type="float">
            <text:p><text:s text:c="3"/>412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嘉<text:span text:style-name="T1">義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933" calcext:value-type="float">
            <text:p><text:s text:c="3"/>933</text:p>
          </table:table-cell>
          <table:table-cell table:style-name="ce48" office:value-type="float" office:value="988" calcext:value-type="float">
            <text:p><text:s text:c="3"/>988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109" office:value-type="float" office:value="265" calcext:value-type="float">
            <text:p><text:s text:c="3"/>265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115" calcext:value-type="float">
            <text:p><text:s text:c="3"/>115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057" calcext:value-type="float">
            <text:p><text:s text:c="3"/>1,057</text:p>
          </table:table-cell>
          <table:table-cell table:style-name="ce57" office:value-type="float" office:value="1065" calcext:value-type="float">
            <text:p><text:s text:c="3"/>1,065</text:p>
          </table:table-cell>
          <table:table-cell table:style-name="ce107" office:value-type="float" office:value="150" calcext:value-type="float">
            <text:p><text:s text:c="3"/>150</text:p>
          </table:table-cell>
          <table:table-cell table:style-name="ce107" office:value-type="float" office:value="147" calcext:value-type="float">
            <text:p><text:s text:c="3"/>147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890" calcext:value-type="float">
            <text:p><text:s text:c="3"/>3,890</text:p>
          </table:table-cell>
          <table:table-cell table:style-name="ce60" office:value-type="float" office:value="3680" calcext:value-type="float">
            <text:p><text:s text:c="3"/>3,680</text:p>
          </table:table-cell>
          <table:table-cell table:style-name="ce60" office:value-type="float" office:value="624" calcext:value-type="float">
            <text:p><text:s text:c="3"/>624</text:p>
          </table:table-cell>
          <table:table-cell table:style-name="ce108" office:value-type="float" office:value="686" calcext:value-type="float">
            <text:p><text:s text:c="3"/>686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790" calcext:value-type="float">
            <text:p><text:s text:c="3"/>1,790</text:p>
          </table:table-cell>
          <table:table-cell table:style-name="ce48" office:value-type="float" office:value="1772" calcext:value-type="float">
            <text:p><text:s text:c="3"/>1,772</text:p>
          </table:table-cell>
          <table:table-cell table:style-name="ce60" office:value-type="float" office:value="338" calcext:value-type="float">
            <text:p><text:s text:c="3"/>338</text:p>
          </table:table-cell>
          <table:table-cell table:style-name="ce109" office:value-type="float" office:value="410" calcext:value-type="float">
            <text:p><text:s text:c="3"/>410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251" calcext:value-type="float">
            <text:p><text:s text:c="3"/>251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100" calcext:value-type="float">
            <text:p><text:s text:c="3"/>2,100</text:p>
          </table:table-cell>
          <table:table-cell table:style-name="ce57" office:value-type="float" office:value="1908" calcext:value-type="float">
            <text:p><text:s text:c="3"/>1,908</text:p>
          </table:table-cell>
          <table:table-cell table:style-name="ce107" office:value-type="float" office:value="286" calcext:value-type="float">
            <text:p><text:s text:c="3"/>286</text:p>
          </table:table-cell>
          <table:table-cell table:style-name="ce107" office:value-type="float" office:value="276" calcext:value-type="float">
            <text:p><text:s text:c="3"/>276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5047" calcext:value-type="float">
            <text:p><text:s text:c="3"/>5,047</text:p>
          </table:table-cell>
          <table:table-cell table:style-name="ce60" office:value-type="float" office:value="5217" calcext:value-type="float">
            <text:p><text:s text:c="3"/>5,217</text:p>
          </table:table-cell>
          <table:table-cell table:style-name="ce60" office:value-type="float" office:value="732" calcext:value-type="float">
            <text:p><text:s text:c="3"/>732</text:p>
          </table:table-cell>
          <table:table-cell table:style-name="ce108" office:value-type="float" office:value="1153" calcext:value-type="float">
            <text:p><text:s text:c="3"/>1,153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高<text:span text:style-name="T1">雄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267" calcext:value-type="float">
            <text:p><text:s text:c="3"/>2,267</text:p>
          </table:table-cell>
          <table:table-cell table:style-name="ce48" office:value-type="float" office:value="2393" calcext:value-type="float">
            <text:p><text:s text:c="3"/>2,393</text:p>
          </table:table-cell>
          <table:table-cell table:style-name="ce60" office:value-type="float" office:value="387" calcext:value-type="float">
            <text:p><text:s text:c="3"/>387</text:p>
          </table:table-cell>
          <table:table-cell table:style-name="ce109" office:value-type="float" office:value="682" calcext:value-type="float">
            <text:p><text:s text:c="3"/>682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327" calcext:value-type="float">
            <text:p><text:s text:c="3"/>327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780" calcext:value-type="float">
            <text:p><text:s text:c="3"/>2,780</text:p>
          </table:table-cell>
          <table:table-cell table:style-name="ce57" office:value-type="float" office:value="2824" calcext:value-type="float">
            <text:p><text:s text:c="3"/>2,824</text:p>
          </table:table-cell>
          <table:table-cell table:style-name="ce107" office:value-type="float" office:value="345" calcext:value-type="float">
            <text:p><text:s text:c="3"/>345</text:p>
          </table:table-cell>
          <table:table-cell table:style-name="ce107" office:value-type="float" office:value="471" calcext:value-type="float">
            <text:p><text:s text:c="3"/>471</text:p>
          </table:table-cell>
          <table:table-cell table:number-columns-repeated="2" table:style-name="ce107" office:value-type="float" office:value="12" calcext:value-type="float">
            <text:p><text:s text:c="3"/>12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11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260" calcext:value-type="float">
            <text:p><text:s text:c="3"/>3,260</text:p>
          </table:table-cell>
          <table:table-cell table:style-name="ce60" office:value-type="float" office:value="3480" calcext:value-type="float">
            <text:p><text:s text:c="3"/>3,480</text:p>
          </table:table-cell>
          <table:table-cell table:style-name="ce60" office:value-type="float" office:value="486" calcext:value-type="float">
            <text:p><text:s text:c="3"/>486</text:p>
          </table:table-cell>
          <table:table-cell table:style-name="ce108" office:value-type="float" office:value="586" calcext:value-type="float">
            <text:p><text:s text:c="3"/>586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7" calcext:value-type="float">
            <text:p><text:s text:c="3"/>7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屏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513" calcext:value-type="float">
            <text:p><text:s text:c="3"/>1,513</text:p>
          </table:table-cell>
          <table:table-cell table:style-name="ce48" office:value-type="float" office:value="1644" calcext:value-type="float">
            <text:p><text:s text:c="3"/>1,644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109" office:value-type="float" office:value="366" calcext:value-type="float">
            <text:p><text:s text:c="3"/>366</text:p>
          </table:table-cell>
          <table:table-cell table:number-columns-repeated="2" table:style-name="ce109" office:value-type="float" office:value="9" calcext:value-type="float">
            <text:p><text:s text:c="3"/>9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218" calcext:value-type="float">
            <text:p><text:s text:c="3"/>218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747" calcext:value-type="float">
            <text:p><text:s text:c="3"/>1,747</text:p>
          </table:table-cell>
          <table:table-cell table:style-name="ce57" office:value-type="float" office:value="1836" calcext:value-type="float">
            <text:p><text:s text:c="3"/>1,836</text:p>
          </table:table-cell>
          <table:table-cell table:style-name="ce107" office:value-type="float" office:value="216" calcext:value-type="float">
            <text:p><text:s text:c="3"/>216</text:p>
          </table:table-cell>
          <table:table-cell table:style-name="ce107" office:value-type="float" office:value="220" calcext:value-type="float">
            <text:p><text:s text:c="3"/>220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number-columns-repeated="2" table:style-name="ce107" office:value-type="float" office:value="5" calcext:value-type="float">
            <text:p><text:s text:c="3"/>5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146" calcext:value-type="float">
            <text:p><text:s text:c="3"/>1,146</text:p>
          </table:table-cell>
          <table:table-cell table:style-name="ce60" office:value-type="float" office:value="1110" calcext:value-type="float">
            <text:p><text:s text:c="3"/>1,110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108" office:value-type="float" office:value="187" calcext:value-type="float">
            <text:p><text:s text:c="3"/>187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52" calcext:value-type="float">
            <text:p><text:s text:c="3"/>552</text:p>
          </table:table-cell>
          <table:table-cell table:style-name="ce48" office:value-type="float" office:value="539" calcext:value-type="float">
            <text:p><text:s text:c="3"/>539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109" office:value-type="float" office:value="126" calcext:value-type="float">
            <text:p><text:s text:c="3"/>126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2" table:style-name="ce109" office:value-type="float" office:value="1" calcext:value-type="float">
            <text:p><text:s text:c="3"/>1</text:p>
          </table:table-cell>
          <table:table-cell table:style-name="ce109" office:value-type="float" office:value="50" calcext:value-type="float">
            <text:p><text:s text:c="3"/>50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594" calcext:value-type="float">
            <text:p><text:s text:c="3"/>594</text:p>
          </table:table-cell>
          <table:table-cell table:style-name="ce57" office:value-type="float" office:value="571" calcext:value-type="float">
            <text:p><text:s text:c="3"/>571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style-name="ce107" office:value-type="float" office:value="61" calcext:value-type="float">
            <text:p><text:s text:c="3"/>61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964" calcext:value-type="float">
            <text:p><text:s text:c="3"/>1,964</text:p>
          </table:table-cell>
          <table:table-cell table:style-name="ce60" office:value-type="float" office:value="1812" calcext:value-type="float">
            <text:p><text:s text:c="3"/>1,812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108" office:value-type="float" office:value="280" calcext:value-type="float">
            <text:p><text:s text:c="3"/>280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花<text:span text:style-name="T1">蓮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921" calcext:value-type="float">
            <text:p><text:s text:c="3"/>921</text:p>
          </table:table-cell>
          <table:table-cell table:style-name="ce48" office:value-type="float" office:value="857" calcext:value-type="float">
            <text:p><text:s text:c="3"/>857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109" office:value-type="float" office:value="173" calcext:value-type="float">
            <text:p><text:s text:c="3"/>173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02" calcext:value-type="float">
            <text:p><text:s text:c="3"/>10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043" calcext:value-type="float">
            <text:p><text:s text:c="3"/>1,043</text:p>
          </table:table-cell>
          <table:table-cell table:style-name="ce57" office:value-type="float" office:value="955" calcext:value-type="float">
            <text:p><text:s text:c="3"/>955</text:p>
          </table:table-cell>
          <table:table-cell table:style-name="ce107" office:value-type="float" office:value="84" calcext:value-type="float">
            <text:p><text:s text:c="3"/>84</text:p>
          </table:table-cell>
          <table:table-cell table:style-name="ce107" office:value-type="float" office:value="107" calcext:value-type="float">
            <text:p><text:s text:c="3"/>107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501" calcext:value-type="float">
            <text:p><text:s text:c="3"/>501</text:p>
          </table:table-cell>
          <table:table-cell table:style-name="ce60" office:value-type="float" office:value="370" calcext:value-type="float">
            <text:p><text:s text:c="3"/>37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108" office:value-type="float" office:value="63" calcext:value-type="float">
            <text:p><text:s text:c="3"/>6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澎<text:span text:style-name="T1">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48" calcext:value-type="float">
            <text:p><text:s text:c="3"/>248</text:p>
          </table:table-cell>
          <table:table-cell table:style-name="ce48" office:value-type="float" office:value="189" calcext:value-type="float">
            <text:p><text:s text:c="3"/>189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109" office:value-type="float" office:value="42" calcext:value-type="float">
            <text:p><text:s text:c="3"/>42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26" calcext:value-type="float">
            <text:p><text:s text:c="3"/>2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53" calcext:value-type="float">
            <text:p><text:s text:c="3"/>253</text:p>
          </table:table-cell>
          <table:table-cell table:style-name="ce57" office:value-type="float" office:value="181" calcext:value-type="float">
            <text:p><text:s text:c="3"/>181</text:p>
          </table:table-cell>
          <table:table-cell table:style-name="ce107" office:value-type="float" office:value="40" calcext:value-type="float">
            <text:p><text:s text:c="3"/>40</text:p>
          </table:table-cell>
          <table:table-cell table:style-name="ce107" office:value-type="float" office:value="21" calcext:value-type="float">
            <text:p><text:s text:c="3"/>21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441" calcext:value-type="float">
            <text:p><text:s text:c="3"/>2,441</text:p>
          </table:table-cell>
          <table:table-cell table:style-name="ce60" office:value-type="float" office:value="2517" calcext:value-type="float">
            <text:p><text:s text:c="3"/>2,517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108" office:value-type="float" office:value="199" calcext:value-type="float">
            <text:p><text:s text:c="3"/>199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基<text:span text:style-name="T1">隆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065" calcext:value-type="float">
            <text:p><text:s text:c="3"/>1,065</text:p>
          </table:table-cell>
          <table:table-cell table:style-name="ce48" office:value-type="float" office:value="1151" calcext:value-type="float">
            <text:p><text:s text:c="3"/>1,151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109" office:value-type="float" office:value="123" calcext:value-type="float">
            <text:p><text:s text:c="3"/>12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2" table:style-name="ce109" office:value-type="float" office:value="1" calcext:value-type="float">
            <text:p><text:s text:c="3"/>1</text:p>
          </table:table-cell>
          <table:table-cell table:style-name="ce109" office:value-type="float" office:value="126" calcext:value-type="float">
            <text:p><text:s text:c="3"/>126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376" calcext:value-type="float">
            <text:p><text:s text:c="3"/>1,376</text:p>
          </table:table-cell>
          <table:table-cell table:style-name="ce57" office:value-type="float" office:value="1366" calcext:value-type="float">
            <text:p><text:s text:c="3"/>1,366</text:p>
          </table:table-cell>
          <table:table-cell table:style-name="ce107" office:value-type="float" office:value="108" calcext:value-type="float">
            <text:p><text:s text:c="3"/>108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515" calcext:value-type="float">
            <text:p><text:s text:c="3"/>2,515</text:p>
          </table:table-cell>
          <table:table-cell table:style-name="ce60" office:value-type="float" office:value="2292" calcext:value-type="float">
            <text:p><text:s text:c="3"/>2,292</text:p>
          </table:table-cell>
          <table:table-cell table:style-name="ce60" office:value-type="float" office:value="432" calcext:value-type="float">
            <text:p><text:s text:c="3"/>432</text:p>
          </table:table-cell>
          <table:table-cell table:style-name="ce108" office:value-type="float" office:value="159" calcext:value-type="float">
            <text:p><text:s text:c="3"/>159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10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新<text:span text:style-name="T1">竹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131" calcext:value-type="float">
            <text:p><text:s text:c="3"/>1,131</text:p>
          </table:table-cell>
          <table:table-cell table:style-name="ce48" office:value-type="float" office:value="1096" calcext:value-type="float">
            <text:p><text:s text:c="3"/>1,096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109" office:value-type="float" office:value="102" calcext:value-type="float">
            <text:p><text:s text:c="3"/>102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129" calcext:value-type="float">
            <text:p><text:s text:c="3"/>129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384" calcext:value-type="float">
            <text:p><text:s text:c="3"/>1,384</text:p>
          </table:table-cell>
          <table:table-cell table:style-name="ce57" office:value-type="float" office:value="1196" calcext:value-type="float">
            <text:p><text:s text:c="3"/>1,196</text:p>
          </table:table-cell>
          <table:table-cell table:style-name="ce107" office:value-type="float" office:value="210" calcext:value-type="float">
            <text:p><text:s text:c="3"/>210</text:p>
          </table:table-cell>
          <table:table-cell table:style-name="ce107" office:value-type="float" office:value="57" calcext:value-type="float">
            <text:p><text:s text:c="3"/>57</text:p>
          </table:table-cell>
          <table:table-cell table:number-columns-repeated="2"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7418" calcext:value-type="float">
            <text:p><text:s text:c="3"/>7,418</text:p>
          </table:table-cell>
          <table:table-cell table:style-name="ce60" office:value-type="float" office:value="7502" calcext:value-type="float">
            <text:p><text:s text:c="3"/>7,502</text:p>
          </table:table-cell>
          <table:table-cell table:style-name="ce60" office:value-type="float" office:value="645" calcext:value-type="float">
            <text:p><text:s text:c="3"/>645</text:p>
          </table:table-cell>
          <table:table-cell table:style-name="ce108" office:value-type="float" office:value="426" calcext:value-type="float">
            <text:p><text:s text:c="3"/>426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中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318" calcext:value-type="float">
            <text:p><text:s text:c="3"/>3,318</text:p>
          </table:table-cell>
          <table:table-cell table:style-name="ce48" office:value-type="float" office:value="3486" calcext:value-type="float">
            <text:p><text:s text:c="3"/>3,486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109" office:value-type="float" office:value="263" calcext:value-type="float">
            <text:p><text:s text:c="3"/>263</text:p>
          </table:table-cell>
          <table:table-cell table:style-name="ce109" office:value-type="float" office:value="9" calcext:value-type="float">
            <text:p><text:s text:c="3"/>9</text:p>
          </table:table-cell>
          <table:table-cell table:number-columns-repeated="2" table:style-name="ce109" office:value-type="float" office:value="3" calcext:value-type="float">
            <text:p><text:s text:c="3"/>3</text:p>
          </table:table-cell>
          <table:table-cell table:style-name="ce109" office:value-type="float" office:value="310" calcext:value-type="float">
            <text:p><text:s text:c="3"/>310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4100" calcext:value-type="float">
            <text:p><text:s text:c="3"/>4,100</text:p>
          </table:table-cell>
          <table:table-cell table:style-name="ce57" office:value-type="float" office:value="4016" calcext:value-type="float">
            <text:p><text:s text:c="3"/>4,016</text:p>
          </table:table-cell>
          <table:table-cell table:style-name="ce107" office:value-type="float" office:value="297" calcext:value-type="float">
            <text:p><text:s text:c="3"/>297</text:p>
          </table:table-cell>
          <table:table-cell table:style-name="ce107" office:value-type="float" office:value="163" calcext:value-type="float">
            <text:p><text:s text:c="3"/>163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441" calcext:value-type="float">
            <text:p><text:s text:c="3"/>1,441</text:p>
          </table:table-cell>
          <table:table-cell table:style-name="ce60" office:value-type="float" office:value="1557" calcext:value-type="float">
            <text:p><text:s text:c="3"/>1,557</text:p>
          </table:table-cell>
          <table:table-cell table:style-name="ce60" office:value-type="float" office:value="158" calcext:value-type="float">
            <text:p><text:s text:c="3"/>158</text:p>
          </table:table-cell>
          <table:table-cell table:style-name="ce108" office:value-type="float" office:value="118" calcext:value-type="float">
            <text:p><text:s text:c="3"/>118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嘉<text:span text:style-name="T1">義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663" calcext:value-type="float">
            <text:p><text:s text:c="3"/>663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2" table:style-name="ce109" office:value-type="float" office:value="0" calcext:value-type="float">
            <text:p>—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778" calcext:value-type="float">
            <text:p><text:s text:c="3"/>778</text:p>
          </table:table-cell>
          <table:table-cell table:style-name="ce57" office:value-type="float" office:value="843" calcext:value-type="float">
            <text:p><text:s text:c="3"/>843</text:p>
          </table:table-cell>
          <table:table-cell table:style-name="ce107" office:value-type="float" office:value="70" calcext:value-type="float">
            <text:p><text:s text:c="3"/>70</text:p>
          </table:table-cell>
          <table:table-cell table:style-name="ce107" office:value-type="float" office:value="48" calcext:value-type="float">
            <text:p><text:s text:c="3"/>48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849" calcext:value-type="float">
            <text:p><text:s text:c="3"/>3,849</text:p>
          </table:table-cell>
          <table:table-cell table:style-name="ce60" office:value-type="float" office:value="3782" calcext:value-type="float">
            <text:p><text:s text:c="3"/>3,782</text:p>
          </table:table-cell>
          <table:table-cell table:style-name="ce60" office:value-type="float" office:value="506" calcext:value-type="float">
            <text:p><text:s text:c="3"/>506</text:p>
          </table:table-cell>
          <table:table-cell table:style-name="ce108" office:value-type="float" office:value="372" calcext:value-type="float">
            <text:p><text:s text:c="3"/>372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南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730" calcext:value-type="float">
            <text:p><text:s text:c="3"/>1,730</text:p>
          </table:table-cell>
          <table:table-cell table:style-name="ce48" office:value-type="float" office:value="1745" calcext:value-type="float">
            <text:p><text:s text:c="3"/>1,745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109" office:value-type="float" office:value="212" calcext:value-type="float">
            <text:p><text:s text:c="3"/>212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211" calcext:value-type="float">
            <text:p><text:s text:c="3"/>211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119" calcext:value-type="float">
            <text:p><text:s text:c="3"/>2,119</text:p>
          </table:table-cell>
          <table:table-cell table:style-name="ce57" office:value-type="float" office:value="2037" calcext:value-type="float">
            <text:p><text:s text:c="3"/>2,037</text:p>
          </table:table-cell>
          <table:table-cell table:style-name="ce107" office:value-type="float" office:value="232" calcext:value-type="float">
            <text:p><text:s text:c="3"/>232</text:p>
          </table:table-cell>
          <table:table-cell table:style-name="ce107" office:value-type="float" office:value="160" calcext:value-type="float">
            <text:p><text:s text:c="3"/>160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5938" calcext:value-type="float">
            <text:p><text:s text:c="3"/>15,938</text:p>
          </table:table-cell>
          <table:table-cell table:style-name="ce58" office:value-type="float" office:value="18788" calcext:value-type="float">
            <text:p><text:s text:c="3"/>18,788</text:p>
          </table:table-cell>
          <table:table-cell table:style-name="ce58" office:value-type="float" office:value="1387" calcext:value-type="float">
            <text:p><text:s text:c="3"/>1,387</text:p>
          </table:table-cell>
          <table:table-cell table:style-name="ce38" office:value-type="float" office:value="1217" calcext:value-type="float">
            <text:p><text:s text:c="3"/>1,217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7139" calcext:value-type="float">
            <text:p><text:s text:c="3"/>7,139</text:p>
          </table:table-cell>
          <table:table-cell table:style-name="ce41" office:value-type="float" office:value="8555" calcext:value-type="float">
            <text:p><text:s text:c="3"/>8,555</text:p>
          </table:table-cell>
          <table:table-cell table:style-name="ce58" office:value-type="float" office:value="736" calcext:value-type="float">
            <text:p><text:s text:c="3"/>736</text:p>
          </table:table-cell>
          <table:table-cell table:style-name="ce67" office:value-type="float" office:value="744" calcext:value-type="float">
            <text:p><text:s text:c="3"/>744</text:p>
          </table:table-cell>
          <table:table-cell table:style-name="ce67" office:value-type="float" office:value="21" calcext:value-type="float">
            <text:p><text:s text:c="3"/>21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style-name="ce67" office:value-type="float" office:value="9" calcext:value-type="float">
            <text:p><text:s text:c="3"/>9</text:p>
          </table:table-cell>
          <table:table-cell table:style-name="ce67" office:value-type="float" office:value="830" calcext:value-type="float">
            <text:p><text:s text:c="3"/>830</text:p>
          </table:table-cell>
          <table:table-cell table:style-name="ce58" office:value-type="float" office:value="510" calcext:value-type="float">
            <text:p><text:s text:c="3"/>510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8799" calcext:value-type="float">
            <text:p><text:s text:c="3"/>8,799</text:p>
          </table:table-cell>
          <table:table-cell table:style-name="ce42" office:value-type="float" office:value="10233" calcext:value-type="float">
            <text:p><text:s text:c="3"/>10,233</text:p>
          </table:table-cell>
          <table:table-cell table:style-name="ce59" office:value-type="float" office:value="651" calcext:value-type="float">
            <text:p><text:s text:c="3"/>651</text:p>
          </table:table-cell>
          <table:table-cell table:style-name="ce59" office:value-type="float" office:value="473" calcext:value-type="float">
            <text:p><text:s text:c="3"/>47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" calcext:value-type="float">
            <text:p><text:s text:c="3"/>3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8551" calcext:value-type="float">
            <text:p><text:s text:c="3"/>8,551</text:p>
          </table:table-cell>
          <table:table-cell table:style-name="ce58" office:value-type="float" office:value="8664" calcext:value-type="float">
            <text:p><text:s text:c="3"/>8,664</text:p>
          </table:table-cell>
          <table:table-cell table:style-name="ce58" office:value-type="float" office:value="815" calcext:value-type="float">
            <text:p><text:s text:c="3"/>815</text:p>
          </table:table-cell>
          <table:table-cell table:style-name="ce38" office:value-type="float" office:value="783" calcext:value-type="float">
            <text:p><text:s text:c="3"/>783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3" calcext:value-type="float">
            <text:p><text:s text:c="3"/>3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3992" calcext:value-type="float">
            <text:p><text:s text:c="3"/>3,992</text:p>
          </table:table-cell>
          <table:table-cell table:style-name="ce41" office:value-type="float" office:value="4158" calcext:value-type="float">
            <text:p><text:s text:c="3"/>4,158</text:p>
          </table:table-cell>
          <table:table-cell table:style-name="ce58" office:value-type="float" office:value="402" calcext:value-type="float">
            <text:p><text:s text:c="3"/>402</text:p>
          </table:table-cell>
          <table:table-cell table:style-name="ce67" office:value-type="float" office:value="484" calcext:value-type="float">
            <text:p><text:s text:c="3"/>484</text:p>
          </table:table-cell>
          <table:table-cell table:style-name="ce67" office:value-type="float" office:value="18" calcext:value-type="float">
            <text:p><text:s text:c="3"/>18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373" calcext:value-type="float">
            <text:p><text:s text:c="3"/>373</text:p>
          </table:table-cell>
          <table:table-cell table:style-name="ce58" office:value-type="float" office:value="335" calcext:value-type="float">
            <text:p><text:s text:c="3"/>335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4559" calcext:value-type="float">
            <text:p><text:s text:c="3"/>4,559</text:p>
          </table:table-cell>
          <table:table-cell table:style-name="ce42" office:value-type="float" office:value="4506" calcext:value-type="float">
            <text:p><text:s text:c="3"/>4,506</text:p>
          </table:table-cell>
          <table:table-cell table:style-name="ce59" office:value-type="float" office:value="413" calcext:value-type="float">
            <text:p><text:s text:c="3"/>413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108" calcext:value-type="float">
            <text:p><text:s text:c="3"/>1,108</text:p>
          </table:table-cell>
          <table:table-cell table:style-name="ce58" office:value-type="float" office:value="430" calcext:value-type="float">
            <text:p><text:s text:c="3"/>430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512" calcext:value-type="float">
            <text:p><text:s text:c="3"/>512</text:p>
          </table:table-cell>
          <table:table-cell table:style-name="ce58" office:value-type="float" office:value="246" calcext:value-type="float">
            <text:p><text:s text:c="3"/>246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number-columns-repeated="2" table:style-name="ce67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19" calcext:value-type="float">
            <text:p><text:s text:c="3"/>19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71" office:value-type="float" office:value="596" calcext:value-type="float">
            <text:p><text:s text:c="3"/>596</text:p>
          </table:table-cell>
          <table:table-cell table:style-name="ce71" office:value-type="float" office:value="184" calcext:value-type="float">
            <text:p><text:s text:c="3"/>184</text:p>
          </table:table-cell>
          <table:table-cell table:style-name="ce59" office:value-type="float" office:value="46" calcext:value-type="float">
            <text:p><text:s text:c="3"/>46</text:p>
          </table:table-cell>
          <table:table-cell table:style-name="ce59" office:value-type="float" office:value="9" calcext:value-type="float">
            <text:p><text:s text:c="3"/>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025" calcext:value-type="float">
            <text:p><text:s text:c="3"/>1,025</text:p>
          </table:table-cell>
          <table:table-cell table:style-name="ce60" office:value-type="float" office:value="346" calcext:value-type="float">
            <text:p><text:s text:c="3"/>346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108" office:value-type="float" office:value="29" calcext:value-type="float">
            <text:p><text:s text:c="3"/>29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金<text:span text:style-name="T1">門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59" calcext:value-type="float">
            <text:p><text:s text:c="3"/>459</text:p>
          </table:table-cell>
          <table:table-cell table:style-name="ce48" office:value-type="float" office:value="195" calcext:value-type="float">
            <text:p><text:s text:c="3"/>195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109" office:value-type="float" office:value="21" calcext:value-type="float">
            <text:p><text:s text:c="3"/>2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9" calcext:value-type="float">
            <text:p><text:s text:c="3"/>1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106" office:value-type="float" office:value="566" calcext:value-type="float">
            <text:p><text:s text:c="3"/>566</text:p>
          </table:table-cell>
          <table:table-cell table:style-name="ce106" office:value-type="float" office:value="151" calcext:value-type="float">
            <text:p><text:s text:c="3"/>151</text:p>
          </table:table-cell>
          <table:table-cell table:style-name="ce107" office:value-type="float" office:value="42" calcext:value-type="float">
            <text:p><text:s text:c="3"/>42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連<text:span text:style-name="T1">江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4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6">
          <table:table-cell table:style-name="ce37" table:number-columns-repeated="6"/>
          <table:table-cell table:style-name="ce63"/>
          <table:table-cell table:style-name="ce75" office:value-type="string" calcext:value-type="string" table:number-columns-spanned="4" table:number-rows-spanned="1">
            <text:p>內政部戶政司 民國98年9月7日編製</text:p>
          </table:table-cell>
          <table:covered-table-cell table:number-columns-repeated="3" table:style-name="ce111"/>
          <table:table-cell table:style-name="ce93" table:number-columns-repeated="1013"/>
        </table:table-row>
        <table:table-row table:style-name="ro7">
          <table:table-cell table:number-columns-repeated="4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6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8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8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8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8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8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8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9-08T09:40:09</meta:creation-date>
    <dc:creator>user</dc:creator>
    <dc:date>2009-09-08T09:40:42</dc:date>
    <meta:document-statistic meta:table-count="2" meta:cell-count="1672" meta:object-count="0"/>
    <meta:generator>LibreOffice/5.0.5.2$Windows_x86 LibreOffice_project/55b006a02d247b5f7215fc6ea0fde844b30035b3</meta:generator>
  </office:meta>
</office:document-meta>
</file>